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4 — Services, Ports, and Protocols</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aster how firewalld models network access through named services, raw ports, port ranges, and protocol controls. Learn to create custom service definitions for your own applications, control ICMP behaviour, and understand how all of these map to nftables rules.</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Master how firewalld models network access through named services, raw ports, port ranges, and protocol controls.</text:span></text:p>
            <text:p text:style-name="psObj"><text:span text:style-name="tsObj">▸  Learn to create custom service definitions for your own applications, control ICMP behaviour, and understand how all of these map to nftables ru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aster how firewalld models network access through named services, raw ports, port ranges, and protocol controls. Learn to create custom service definitions for your own applications, control ICMP behaviour, and understand how all of these map to nftables rules.</text:span></text:p>
            </draw:text-box>
          </draw:frame>
        </presentation:notes>
      </draw:page>
      <draw:page draw:style-name="dpNormal" draw:master-page-name="RHELDark">
        <draw:frame draw:style-name="gsFrame" svg:x="1cm" svg:y="0.4cm" svg:width="31.87cm" svg:height="2.2cm">
          <draw:text-box>
            <text:p text:style-name="psTitle"><text:span text:style-name="tsH1">1. Services vs Ports — Which Should You Use?</text:span></text:p>
          </draw:text-box>
        </draw:frame>
        <draw:frame draw:style-name="gsFrame" svg:x="1cm" svg:y="2.9cm" svg:width="31.87cm" svg:height="15.5cm">
          <draw:text-box>
            <text:p text:style-name="psBullet"><text:span text:style-name="tsBullet">Both services and raw ports allow traffic through the firewall. The difference is at the level of abstraction:</text:span></text:p>
            <text:p text:style-name="psBullet"><text:span text:style-name="tsBullet">Recommendation: Use named services wherever possible. Create custom service XML files for your applications. A list of service names in --list-all output is far more readable and auditable than a list of port numbers.</text:span></text:p>
            <text:p text:style-name="psBullet"><text:span text:style-name="tsBullet">Reserve raw ports for one-off, temporary rules during testing.</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Both services and raw ports allow traffic through the firewall. The difference</text:span></text:p>
              <text:p text:style-name="psCode"><text:span text:style-name="tsDiag">is at the **level of abstraction**:</text:span></text:p>
              <text:p text:style-name="psCode"><text:span text:style-name="tsDiag"> </text:span></text:p>
              <text:p text:style-name="psCode"><text:span text:style-name="tsDiag">| Approach | Example | Advantage | Disadvantage |</text:span></text:p>
              <text:p text:style-name="psCode"><text:span text:style-name="tsDiag">|----------|---------|-----------|-------------|</text:span></text:p>
              <text:p text:style-name="psCode"><text:span text:style-name="tsDiag">| **Service name** | `--add-service=https` | Human-readable intent; self-documenting; easy to list/audit | Must create service definitions for custom apps |</text:span></text:p>
              <text:p text:style-name="psCode"><text:span text:style-name="tsDiag">| **Raw port** | `--add-port=443/tcp` | Simple; no service definition needed | Not self-documenting; what does port 8743 do? |</text:span></text:p>
              <text:p text:style-name="psCode"><text:span text:style-name="tsDiag"> </text:span></text:p>
              <text:p text:style-name="psCode"><text:span text:style-name="tsDiag">**Recommendation:** Use named services wherever possible. Create custom service</text:span></text:p>
              <text:p text:style-name="psCode"><text:span text:style-name="tsDiag">XML files for your applications. A list of service names in `--list-all` output</text:span></text:p>
              <text:p text:style-name="psCode"><text:span text:style-name="tsDiag">is far more readable and auditable than a list of port numbers.</text:span></text:p>
              <text:p text:style-name="psCode"><text:span text:style-name="tsDiag"> </text:span></text:p>
              <text:p text:style-name="psCode"><text:span text:style-name="tsDiag">Reserve raw ports for one-off, temporary rules during testin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cm">
          <draw:text-box>
            <text:p text:style-name="psTitle"><text:span text:style-name="tsH1">1. Services vs Ports — Which Should You Use?</text:span></text:p>
          </draw:text-box>
        </draw:frame>
        <draw:frame draw:style-name="gsFrame" svg:x="1cm" svg:y="2.8cm" svg:width="31.87cm" svg:height="15.8cm">
          <table:table table:name="mdtable">
            <table:table-column table:style-name="tcCol_140141251961408_892"/>
            <table:table-column table:style-name="tcCol_140141251961408_765"/>
            <table:table-column table:style-name="tcCol_140141251961408_765"/>
            <table:table-column table:style-name="tcCol_140141251961408_765"/>
            <table:table-row>
              <table:table-cell table:style-name="tcsHeader">
                <text:p text:style-name="psCell"><text:span text:style-name="tsTh">Approach</text:span></text:p>
              </table:table-cell>
              <table:table-cell table:style-name="tcsHeader">
                <text:p text:style-name="psCell"><text:span text:style-name="tsTh">Example</text:span></text:p>
              </table:table-cell>
              <table:table-cell table:style-name="tcsHeader">
                <text:p text:style-name="psCell"><text:span text:style-name="tsTh">Advantage</text:span></text:p>
              </table:table-cell>
              <table:table-cell table:style-name="tcsHeader">
                <text:p text:style-name="psCell"><text:span text:style-name="tsTh">Disadvantage</text:span></text:p>
              </table:table-cell>
            </table:table-row>
            <table:table-row>
              <table:table-cell table:style-name="tcsRowA">
                <text:p text:style-name="psCell"><text:span text:style-name="tsTd">Service name</text:span></text:p>
              </table:table-cell>
              <table:table-cell table:style-name="tcsRowA">
                <text:p text:style-name="psCell"><text:span text:style-name="tsTd">--add-service=https</text:span></text:p>
              </table:table-cell>
              <table:table-cell table:style-name="tcsRowA">
                <text:p text:style-name="psCell"><text:span text:style-name="tsTd">Human-readable intent; self-documenting; easy to list/audit</text:span></text:p>
              </table:table-cell>
              <table:table-cell table:style-name="tcsRowA">
                <text:p text:style-name="psCell"><text:span text:style-name="tsTd">Must create service definitions for custom apps</text:span></text:p>
              </table:table-cell>
            </table:table-row>
            <table:table-row>
              <table:table-cell table:style-name="tcsRowB">
                <text:p text:style-name="psCell"><text:span text:style-name="tsTd">Raw port</text:span></text:p>
              </table:table-cell>
              <table:table-cell table:style-name="tcsRowB">
                <text:p text:style-name="psCell"><text:span text:style-name="tsTd">--add-port=443/tcp</text:span></text:p>
              </table:table-cell>
              <table:table-cell table:style-name="tcsRowB">
                <text:p text:style-name="psCell"><text:span text:style-name="tsTd">Simple; no service definition needed</text:span></text:p>
              </table:table-cell>
              <table:table-cell table:style-name="tcsRowB">
                <text:p text:style-name="psCell"><text:span text:style-name="tsTd">Not self-documenting; what does port 8743 do?</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pproach | Example | Advantage | Disadvantage</text:span></text:p>
              <text:p text:style-name="psCode"><text:span text:style-name="tsDiag">------------------------------------------------------------</text:span></text:p>
              <text:p text:style-name="psCode"><text:span text:style-name="tsDiag">Service name | --add-service=https | Human-readable intent; self-documenting; easy to list/audit | Must create service definitions for custom apps</text:span></text:p>
              <text:p text:style-name="psCode"><text:span text:style-name="tsDiag">Raw port | --add-port=443/tcp | Simple; no service definition needed | Not self-documenting; what does port 8743 do?</text:span></text:p>
            </draw:text-box>
          </draw:frame>
        </presentation:notes>
      </draw:page>
      <draw:page draw:style-name="dpNormal" draw:master-page-name="RHELDark">
        <draw:frame draw:style-name="gsFrame" svg:x="1cm" svg:y="0.4cm" svg:width="31.87cm" svg:height="2.2cm">
          <draw:text-box>
            <text:p text:style-name="psTitle"><text:span text:style-name="tsH1">2. Predefined Services</text:span></text:p>
          </draw:text-box>
        </draw:frame>
        <draw:frame draw:style-name="gsFrame" svg:x="1cm" svg:y="2.9cm" svg:width="31.87cm" svg:height="15.5cm">
          <draw:text-box>
            <text:p text:style-name="psBullet"><text:span text:style-name="tsBullet">RHEL 10 ships with hundreds of predefined service definitions. Browse them:</text:span></text:p>
            <text:p text:style-name="psBullet"><text:span text:style-name="tsBullet">◆ Inspecting a service definition</text:span></text:p>
            <text:p text:style-name="psBullet"><text:span text:style-name="tsBullet">A more complex service — dns:</text:span></text:p>
            <text:p text:style-name="psBullet"><text:span text:style-name="tsBullet">Note that dns includes both TCP/53 and UDP/53 — a single service name opens both. This is the power of the abstraction: you don't need to remember which protocol a service uses.</text:span></text:p>
            <text:p text:style-name="psBullet"><text:span text:style-name="tsBullet">◆ A service with a connection tracking helper — ftp:</text:span></text:p>
            <text:p text:style-name="psBullet"><text:span text:style-name="tsBullet">The &lt;helper name="ftp"/&gt; element tells firewalld to load the FTP connection tracking helper. FTP passive mode opens a second TCP connection (the data channel) on a dynamic port. Without the conntrack helper, the data connection would be dropped because firewalld doesn't know it's part of an FTP session. The helper instructs the kernel to track this secondary connection as RELATED and allow it.</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RHEL 10 ships with hundreds of predefined service definitions. Browse them:</text:span></text:p>
              <text:p text:style-name="psCode"><text:span text:style-name="tsDiag"> </text:span></text:p>
              <text:p text:style-name="psCode"><text:span text:style-name="tsDiag">```bash</text:span></text:p>
              <text:p text:style-name="psCode"><text:span text:style-name="tsDiag">firewall-cmd --get-services</text:span></text:p>
              <text:p text:style-name="psCode"><text:span text:style-name="tsDiag"> </text:span></text:p>
              <text:p text:style-name="psCode"><text:span text:style-name="tsDiag">firewall-cmd --get-services | tr ' ' '\n' | wc -l</text:span></text:p>
              <text:p text:style-name="psCode"><text:span text:style-name="tsDiag"> </text:span></text:p>
              <text:p text:style-name="psCode"><text:span text:style-name="tsDiag">firewall-cmd --info-service=http</text:span></text:p>
              <text:p text:style-name="psCode"><text:span text:style-name="tsDiag">firewall-cmd --info-service=dns</text:span></text:p>
              <text:p text:style-name="psCode"><text:span text:style-name="tsDiag">firewall-cmd --info-service=postgresql</text:span></text:p>
              <text:p text:style-name="psCode"><text:span text:style-name="tsDiag"> </text:span></text:p>
              <text:p text:style-name="psCode"><text:span text:style-name="tsDiag">ls /usr/lib/firewalld/services/ | grep -i postgres</text:span></text:p>
              <text:p text:style-name="psCode"><text:span text:style-name="tsDiag">```</text:span></text:p>
              <text:p text:style-name="psCode"><text:span text:style-name="tsDiag"> </text:span></text:p>
              <text:p text:style-name="psCode"><text:span text:style-name="tsDiag">### Inspecting a service definition</text:span></text:p>
              <text:p text:style-name="psCode"><text:span text:style-name="tsDiag"> </text:span></text:p>
              <text:p text:style-name="psCode"><text:span text:style-name="tsDiag">```bash</text:span></text:p>
              <text:p text:style-name="psCode"><text:span text:style-name="tsDiag">cat /usr/lib/firewalld/services/http.xml</text:span></text:p>
              <text:p text:style-name="psCode"><text:span text:style-name="tsDiag">```</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gt;</text:span></text:p>
              <text:p text:style-name="psCode"><text:span text:style-name="tsDiag">  &lt;short&gt;WWW (HTTP)&lt;/short&gt;</text:span></text:p>
              <text:p text:style-name="psCode"><text:span text:style-name="tsDiag">  &lt;description&gt;</text:span></text:p>
              <text:p text:style-name="psCode"><text:span text:style-name="tsDiag">    HTTP is the protocol used to serve Web pages. If you plan to</text:span></text:p>
              <text:p text:style-name="psCode"><text:span text:style-name="tsDiag">    make your Web server publicly available, enable this option.</text:span></text:p>
              <text:p text:style-name="psCode"><text:span text:style-name="tsDiag">    This option is not required for viewing pages locally or</text:span></text:p>
              <text:p text:style-name="psCode"><text:span text:style-name="tsDiag">    developing Web applications.</text:span></text:p>
              <text:p text:style-name="psCode"><text:span text:style-name="tsDiag">  &lt;/description&gt;</text:span></text:p>
              <text:p text:style-name="psCode"><text:span text:style-name="tsDiag">  &lt;port protocol="tcp" port="80"/&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A more complex service — `dns`:</text:span></text:p>
              <text:p text:style-name="psCode"><text:span text:style-name="tsDiag"> </text:span></text:p>
              <text:p text:style-name="psCode"><text:span text:style-name="tsDiag">```bash</text:span></text:p>
              <text:p text:style-name="psCode"><text:span text:style-name="tsDiag">cat /usr/lib/firewalld/services/dns.xml</text:span></text:p>
              <text:p text:style-name="psCode"><text:span text:style-name="tsDiag">```</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gt;</text:span></text:p>
              <text:p text:style-name="psCode"><text:span text:style-name="tsDiag">  &lt;short&gt;DNS&lt;/short&gt;</text:span></text:p>
              <text:p text:style-name="psCode"><text:span text:style-name="tsDiag">  &lt;description&gt;</text:span></text:p>
              <text:p text:style-name="psCode"><text:span text:style-name="tsDiag">    The Domain Name System (DNS) is used to provide and request</text:span></text:p>
              <text:p text:style-name="psCode"><text:span text:style-name="tsDiag">    host and domain names.</text:span></text:p>
              <text:p text:style-name="psCode"><text:span text:style-name="tsDiag">  &lt;/description&gt;</text:span></text:p>
              <text:p text:style-name="psCode"><text:span text:style-name="tsDiag">  &lt;port protocol="tcp" port="53"/&gt;</text:span></text:p>
              <text:p text:style-name="psCode"><text:span text:style-name="tsDiag">  &lt;port protocol="udp" port="53"/&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Note that `dns` includes both TCP/53 and UDP/53 — a single service name opens</text:span></text:p>
              <text:p text:style-name="psCode"><text:span text:style-name="tsDiag">both. This is the power of the abstraction: you don't need to remember which</text:span></text:p>
              <text:p text:style-name="psCode"><text:span text:style-name="tsDiag">protocol a service uses.</text:span></text:p>
              <text:p text:style-name="psCode"><text:span text:style-name="tsDiag"> </text:span></text:p>
              <text:p text:style-name="psCode"><text:span text:style-name="tsDiag">### A service with a connection tracking helper — `ftp`:</text:span></text:p>
              <text:p text:style-name="psCode"><text:span text:style-name="tsDiag"> </text:span></text:p>
              <text:p text:style-name="psCode"><text:span text:style-name="tsDiag">```bash</text:span></text:p>
              <text:p text:style-name="psCode"><text:span text:style-name="tsDiag">cat /usr/lib/firewalld/services/ftp.xml</text:span></text:p>
              <text:p text:style-name="psCode"><text:span text:style-name="tsDiag">```</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gt;</text:span></text:p>
              <text:p text:style-name="psCode"><text:span text:style-name="tsDiag">  &lt;short&gt;FTP&lt;/short&gt;</text:span></text:p>
              <text:p text:style-name="psCode"><text:span text:style-name="tsDiag">  &lt;description&gt;FTP is a protocol used for remote file transfer.&lt;/description&gt;</text:span></text:p>
              <text:p text:style-name="psCode"><text:span text:style-name="tsDiag">  &lt;port protocol="tcp" port="21"/&gt;</text:span></text:p>
              <text:p text:style-name="psCode"><text:span text:style-name="tsDiag">  &lt;helper name="ftp"/&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The `&lt;helper name="ftp"/&gt;` element tells firewalld to load the FTP connection</text:span></text:p>
              <text:p text:style-name="psCode"><text:span text:style-name="tsDiag">tracking helper. FTP passive mode opens a second TCP connection (the data</text:span></text:p>
              <text:p text:style-name="psCode"><text:span text:style-name="tsDiag">channel) on a dynamic port. Without the conntrack helper, the data connection</text:span></text:p>
              <text:p text:style-name="psCode"><text:span text:style-name="tsDiag">would be dropped because firewalld doesn't know it's part of an FTP session.</text:span></text:p>
              <text:p text:style-name="psCode"><text:span text:style-name="tsDiag">The helper instructs the kernel to track this secondary connection as RELATED</text:span></text:p>
              <text:p text:style-name="psCode"><text:span text:style-name="tsDiag">and allow it.</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BASH</text:span></text:p>
          </draw:text-box>
        </draw:frame>
        <draw:frame draw:style-name="gsCode" svg:x="1cm" svg:y="3.3cm" svg:width="31.87cm" svg:height="14.5cm">
          <draw:text-box>
            <text:p text:style-name="psCode"><text:span text:style-name="tsCodeDyn_11_A8FF60_DejaVuSansMono">firewall-cmd --get-services</text:span><text:line-break/><text:span text:style-name="tsCodeDyn_11_A8FF60_DejaVuSansMono"> </text:span><text:line-break/><text:span text:style-name="tsCodeDyn_11_A8FF60_DejaVuSansMono">firewall-cmd --get-services | tr ' ' '\n' | wc -l</text:span><text:line-break/><text:span text:style-name="tsCodeDyn_11_A8FF60_DejaVuSansMono"> </text:span><text:line-break/><text:span text:style-name="tsCodeDyn_11_A8FF60_DejaVuSansMono">firewall-cmd --info-service=http</text:span><text:line-break/><text:span text:style-name="tsCodeDyn_11_A8FF60_DejaVuSansMono">firewall-cmd --info-service=dns</text:span><text:line-break/><text:span text:style-name="tsCodeDyn_11_A8FF60_DejaVuSansMono">firewall-cmd --info-service=postgresql</text:span><text:line-break/><text:span text:style-name="tsCodeDyn_11_A8FF60_DejaVuSansMono"> </text:span><text:line-break/><text:span text:style-name="tsCodeDyn_11_A8FF60_DejaVuSansMono">ls /usr/lib/firewalld/services/ | grep -i postgres</text:span><text:line-break/><text:span text:style-name="tsCodeDyn_11_A8FF60_DejaVuSansMono"> </text:span><text:line-break/><text:span text:style-name="tsCodeDyn_11_A8FF60_DejaVuSansMono">cat /usr/lib/firewalld/services/http.xm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get-services</text:span></text:p>
              <text:p text:style-name="psCode"><text:span text:style-name="tsDiag"> </text:span></text:p>
              <text:p text:style-name="psCode"><text:span text:style-name="tsDiag">firewall-cmd --get-services | tr ' ' '\n' | wc -l</text:span></text:p>
              <text:p text:style-name="psCode"><text:span text:style-name="tsDiag"> </text:span></text:p>
              <text:p text:style-name="psCode"><text:span text:style-name="tsDiag">firewall-cmd --info-service=http</text:span></text:p>
              <text:p text:style-name="psCode"><text:span text:style-name="tsDiag">firewall-cmd --info-service=dns</text:span></text:p>
              <text:p text:style-name="psCode"><text:span text:style-name="tsDiag">firewall-cmd --info-service=postgresql</text:span></text:p>
              <text:p text:style-name="psCode"><text:span text:style-name="tsDiag"> </text:span></text:p>
              <text:p text:style-name="psCode"><text:span text:style-name="tsDiag">ls /usr/lib/firewalld/services/ | grep -i postgres</text:span></text:p>
              <text:p text:style-name="psCode"><text:span text:style-name="tsDiag"> </text:span></text:p>
              <text:p text:style-name="psCode"><text:span text:style-name="tsDiag">cat /usr/lib/firewalld/services/http.xml</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service&gt;</text:span><text:line-break/><text:span text:style-name="tsCodeDyn_11_A8FF60_DejaVuSansMono">  &lt;short&gt;WWW (HTTP)&lt;/short&gt;</text:span><text:line-break/><text:span text:style-name="tsCodeDyn_11_A8FF60_DejaVuSansMono">  &lt;description&gt;</text:span><text:line-break/><text:span text:style-name="tsCodeDyn_11_A8FF60_DejaVuSansMono">    HTTP is the protocol used to serve Web pages. If you plan to</text:span><text:line-break/><text:span text:style-name="tsCodeDyn_11_A8FF60_DejaVuSansMono">    make your Web server publicly available, enable this option.</text:span><text:line-break/><text:span text:style-name="tsCodeDyn_11_A8FF60_DejaVuSansMono">    This option is not required for viewing pages locally or</text:span><text:line-break/><text:span text:style-name="tsCodeDyn_11_A8FF60_DejaVuSansMono">    developing Web applications.</text:span><text:line-break/><text:span text:style-name="tsCodeDyn_11_A8FF60_DejaVuSansMono">  &lt;/description&gt;</text:span><text:line-break/><text:span text:style-name="tsCodeDyn_11_A8FF60_DejaVuSansMono">  &lt;port protocol="tcp" port="80"/&gt;</text:span><text:line-break/><text:span text:style-name="tsCodeDyn_11_A8FF60_DejaVuSansMono">&lt;/service&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gt;</text:span></text:p>
              <text:p text:style-name="psCode"><text:span text:style-name="tsDiag">  &lt;short&gt;WWW (HTTP)&lt;/short&gt;</text:span></text:p>
              <text:p text:style-name="psCode"><text:span text:style-name="tsDiag">  &lt;description&gt;</text:span></text:p>
              <text:p text:style-name="psCode"><text:span text:style-name="tsDiag">    HTTP is the protocol used to serve Web pages. If you plan to</text:span></text:p>
              <text:p text:style-name="psCode"><text:span text:style-name="tsDiag">    make your Web server publicly available, enable this option.</text:span></text:p>
              <text:p text:style-name="psCode"><text:span text:style-name="tsDiag">    This option is not required for viewing pages locally or</text:span></text:p>
              <text:p text:style-name="psCode"><text:span text:style-name="tsDiag">    developing Web applications.</text:span></text:p>
              <text:p text:style-name="psCode"><text:span text:style-name="tsDiag">  &lt;/description&gt;</text:span></text:p>
              <text:p text:style-name="psCode"><text:span text:style-name="tsDiag">  &lt;port protocol="tcp" port="80"/&gt;</text:span></text:p>
              <text:p text:style-name="psCode"><text:span text:style-name="tsDiag">&lt;/service&gt;</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BASH</text:span></text:p>
          </draw:text-box>
        </draw:frame>
        <draw:frame draw:style-name="gsCode" svg:x="1cm" svg:y="3.3cm" svg:width="31.87cm" svg:height="14.5cm">
          <draw:text-box>
            <text:p text:style-name="psCode"><text:span text:style-name="tsCodeDyn_11_A8FF60_DejaVuSansMono">cat /usr/lib/firewalld/services/dns.xm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usr/lib/firewalld/services/dns.xml</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service&gt;</text:span><text:line-break/><text:span text:style-name="tsCodeDyn_11_A8FF60_DejaVuSansMono">  &lt;short&gt;DNS&lt;/short&gt;</text:span><text:line-break/><text:span text:style-name="tsCodeDyn_11_A8FF60_DejaVuSansMono">  &lt;description&gt;</text:span><text:line-break/><text:span text:style-name="tsCodeDyn_11_A8FF60_DejaVuSansMono">    The Domain Name System (DNS) is used to provide and request</text:span><text:line-break/><text:span text:style-name="tsCodeDyn_11_A8FF60_DejaVuSansMono">    host and domain names.</text:span><text:line-break/><text:span text:style-name="tsCodeDyn_11_A8FF60_DejaVuSansMono">  &lt;/description&gt;</text:span><text:line-break/><text:span text:style-name="tsCodeDyn_11_A8FF60_DejaVuSansMono">  &lt;port protocol="tcp" port="53"/&gt;</text:span><text:line-break/><text:span text:style-name="tsCodeDyn_11_A8FF60_DejaVuSansMono">  &lt;port protocol="udp" port="53"/&gt;</text:span><text:line-break/><text:span text:style-name="tsCodeDyn_11_A8FF60_DejaVuSansMono">&lt;/service&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gt;</text:span></text:p>
              <text:p text:style-name="psCode"><text:span text:style-name="tsDiag">  &lt;short&gt;DNS&lt;/short&gt;</text:span></text:p>
              <text:p text:style-name="psCode"><text:span text:style-name="tsDiag">  &lt;description&gt;</text:span></text:p>
              <text:p text:style-name="psCode"><text:span text:style-name="tsDiag">    The Domain Name System (DNS) is used to provide and request</text:span></text:p>
              <text:p text:style-name="psCode"><text:span text:style-name="tsDiag">    host and domain names.</text:span></text:p>
              <text:p text:style-name="psCode"><text:span text:style-name="tsDiag">  &lt;/description&gt;</text:span></text:p>
              <text:p text:style-name="psCode"><text:span text:style-name="tsDiag">  &lt;port protocol="tcp" port="53"/&gt;</text:span></text:p>
              <text:p text:style-name="psCode"><text:span text:style-name="tsDiag">  &lt;port protocol="udp" port="53"/&gt;</text:span></text:p>
              <text:p text:style-name="psCode"><text:span text:style-name="tsDiag">&lt;/service&gt;</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BASH</text:span></text:p>
          </draw:text-box>
        </draw:frame>
        <draw:frame draw:style-name="gsCode" svg:x="1cm" svg:y="3.3cm" svg:width="31.87cm" svg:height="14.5cm">
          <draw:text-box>
            <text:p text:style-name="psCode"><text:span text:style-name="tsCodeDyn_11_A8FF60_DejaVuSansMono">cat /usr/lib/firewalld/services/ftp.xm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usr/lib/firewalld/services/ftp.xml</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service&gt;</text:span><text:line-break/><text:span text:style-name="tsCodeDyn_11_A8FF60_DejaVuSansMono">  &lt;short&gt;FTP&lt;/short&gt;</text:span><text:line-break/><text:span text:style-name="tsCodeDyn_11_A8FF60_DejaVuSansMono">  &lt;description&gt;FTP is a protocol used for remote file transfer.&lt;/description&gt;</text:span><text:line-break/><text:span text:style-name="tsCodeDyn_11_A8FF60_DejaVuSansMono">  &lt;port protocol="tcp" port="21"/&gt;</text:span><text:line-break/><text:span text:style-name="tsCodeDyn_11_A8FF60_DejaVuSansMono">  &lt;helper name="ftp"/&gt;</text:span><text:line-break/><text:span text:style-name="tsCodeDyn_11_A8FF60_DejaVuSansMono">&lt;/service&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gt;</text:span></text:p>
              <text:p text:style-name="psCode"><text:span text:style-name="tsDiag">  &lt;short&gt;FTP&lt;/short&gt;</text:span></text:p>
              <text:p text:style-name="psCode"><text:span text:style-name="tsDiag">  &lt;description&gt;FTP is a protocol used for remote file transfer.&lt;/description&gt;</text:span></text:p>
              <text:p text:style-name="psCode"><text:span text:style-name="tsDiag">  &lt;port protocol="tcp" port="21"/&gt;</text:span></text:p>
              <text:p text:style-name="psCode"><text:span text:style-name="tsDiag">  &lt;helper name="ftp"/&gt;</text:span></text:p>
              <text:p text:style-name="psCode"><text:span text:style-name="tsDiag">&lt;/service&gt;</text:span></text:p>
            </draw:text-box>
          </draw:frame>
        </presentation:notes>
      </draw:page>
      <draw:page draw:style-name="dpNormal" draw:master-page-name="RHELDark">
        <draw:frame draw:style-name="gsFrame" svg:x="1cm" svg:y="0.4cm" svg:width="31.87cm" svg:height="2.2cm">
          <draw:text-box>
            <text:p text:style-name="psTitle"><text:span text:style-name="tsH1">3. Service XML Format</text:span></text:p>
          </draw:text-box>
        </draw:frame>
        <draw:frame draw:style-name="gsFrame" svg:x="1cm" svg:y="2.9cm" svg:width="31.87cm" svg:height="15.5cm">
          <draw:text-box>
            <text:p text:style-name="psBullet"><text:span text:style-name="tsBullet">The full schema for service XML fil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he full schema for service XML files:</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 [version="..."]&gt;</text:span></text:p>
              <text:p text:style-name="psCode"><text:span text:style-name="tsDiag">  &lt;!-- Short display name --&gt;</text:span></text:p>
              <text:p text:style-name="psCode"><text:span text:style-name="tsDiag">  &lt;short&gt;My Application&lt;/short&gt;</text:span></text:p>
              <text:p text:style-name="psCode"><text:span text:style-name="tsDiag"> </text:span></text:p>
              <text:p text:style-name="psCode"><text:span text:style-name="tsDiag">  &lt;!-- Human-readable description (shown in firewall-config and info commands) --&gt;</text:span></text:p>
              <text:p text:style-name="psCode"><text:span text:style-name="tsDiag">  &lt;description&gt;</text:span></text:p>
              <text:p text:style-name="psCode"><text:span text:style-name="tsDiag">    My custom application uses port 9000/tcp for its API.</text:span></text:p>
              <text:p text:style-name="psCode"><text:span text:style-name="tsDiag">  &lt;/description&gt;</text:span></text:p>
              <text:p text:style-name="psCode"><text:span text:style-name="tsDiag"> </text:span></text:p>
              <text:p text:style-name="psCode"><text:span text:style-name="tsDiag">  &lt;!-- Ports this service requires --&gt;</text:span></text:p>
              <text:p text:style-name="psCode"><text:span text:style-name="tsDiag">  &lt;port protocol="tcp" port="9000"/&gt;</text:span></text:p>
              <text:p text:style-name="psCode"><text:span text:style-name="tsDiag">  &lt;port protocol="udp" port="9001"/&gt;</text:span></text:p>
              <text:p text:style-name="psCode"><text:span text:style-name="tsDiag">  &lt;port protocol="tcp" port="9100-9199"/&gt;  &lt;!-- port range --&gt;</text:span></text:p>
              <text:p text:style-name="psCode"><text:span text:style-name="tsDiag"> </text:span></text:p>
              <text:p text:style-name="psCode"><text:span text:style-name="tsDiag">  &lt;!-- Source ports (rare — see section 9) --&gt;</text:span></text:p>
              <text:p text:style-name="psCode"><text:span text:style-name="tsDiag">  &lt;source-port protocol="tcp" port="9000"/&gt;</text:span></text:p>
              <text:p text:style-name="psCode"><text:span text:style-name="tsDiag"> </text:span></text:p>
              <text:p text:style-name="psCode"><text:span text:style-name="tsDiag">  &lt;!-- Connection tracking helpers (for protocols with dynamic ports) --&gt;</text:span></text:p>
              <text:p text:style-name="psCode"><text:span text:style-name="tsDiag">  &lt;helper name="ftp"/&gt;</text:span></text:p>
              <text:p text:style-name="psCode"><text:span text:style-name="tsDiag"> </text:span></text:p>
              <text:p text:style-name="psCode"><text:span text:style-name="tsDiag">  &lt;!-- Modules to load (legacy — prefer helpers) --&gt;</text:span></text:p>
              <text:p text:style-name="psCode"><text:span text:style-name="tsDiag">  &lt;module name="nf_conntrack_ftp"/&gt;</text:span></text:p>
              <text:p text:style-name="psCode"><text:span text:style-name="tsDiag"> </text:span></text:p>
              <text:p text:style-name="psCode"><text:span text:style-name="tsDiag">  &lt;!-- Destination addresses (restrict service to specific targets) --&gt;</text:span></text:p>
              <text:p text:style-name="psCode"><text:span text:style-name="tsDiag">  &lt;destination ipv4="192.168.0.0/16"/&gt;</text:span></text:p>
              <text:p text:style-name="psCode"><text:span text:style-name="tsDiag">  &lt;destination ipv6="fe80::/10"/&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Service XML Format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service [version="..."]&gt;</text:span><text:line-break/><text:span text:style-name="tsCodeDyn_11_A8FF60_DejaVuSansMono">  &lt;!-- Short display name --&gt;</text:span><text:line-break/><text:span text:style-name="tsCodeDyn_11_A8FF60_DejaVuSansMono">  &lt;short&gt;My Application&lt;/short&gt;</text:span><text:line-break/><text:span text:style-name="tsCodeDyn_11_A8FF60_DejaVuSansMono"> </text:span><text:line-break/><text:span text:style-name="tsCodeDyn_11_A8FF60_DejaVuSansMono">  &lt;!-- Human-readable description (shown in firewall-config and info commands) --&gt;</text:span><text:line-break/><text:span text:style-name="tsCodeDyn_11_A8FF60_DejaVuSansMono">  &lt;description&gt;</text:span><text:line-break/><text:span text:style-name="tsCodeDyn_11_A8FF60_DejaVuSansMono">    My custom application uses port 9000/tcp for its API.</text:span><text:line-break/><text:span text:style-name="tsCodeDyn_11_A8FF60_DejaVuSansMono">  &lt;/description&gt;</text:span><text:line-break/><text:span text:style-name="tsCodeDyn_11_A8FF60_DejaVuSansMono"> </text:span><text:line-break/><text:span text:style-name="tsCodeDyn_11_A8FF60_DejaVuSansMono">  &lt;!-- Ports this service requires --&gt;</text:span><text:line-break/><text:span text:style-name="tsCodeDyn_11_A8FF60_DejaVuSansMono">  &lt;port protocol="tcp" port="9000"/&gt;</text:span><text:line-break/><text:span text:style-name="tsCodeDyn_11_A8FF60_DejaVuSansMono">  &lt;port protocol="udp" port="9001"/&gt;</text:span><text:line-break/><text:span text:style-name="tsCodeDyn_11_A8FF60_DejaVuSansMono">  &lt;port protocol="tcp" port="9100-9199"/&gt;  &lt;!-- port range --&gt;</text:span><text:line-break/><text:span text:style-name="tsCodeDyn_11_A8FF60_DejaVuSansMono"> </text:span><text:line-break/><text:span text:style-name="tsCodeDyn_11_A8FF60_DejaVuSansMono">  &lt;!-- Source ports (rare — see section 9) --&gt;</text:span><text:line-break/><text:span text:style-name="tsCodeDyn_11_A8FF60_DejaVuSansMono">  &lt;source-port protocol="tcp" port="9000"/&gt;</text:span><text:line-break/><text:span text:style-name="tsCodeDyn_11_A8FF60_DejaVuSansMono"> </text:span><text:line-break/><text:span text:style-name="tsCodeDyn_11_A8FF60_DejaVuSansMono">  &lt;!-- Connection tracking helpers (for protocols with dynamic ports) --&gt;</text:span><text:line-break/><text:span text:style-name="tsCodeDyn_11_A8FF60_DejaVuSansMono">  &lt;helper name="ftp"/&gt;</text:span><text:line-break/><text:span text:style-name="tsCodeDyn_11_A8FF60_DejaVuSansMono"> </text:span><text:line-break/><text:span text:style-name="tsCodeDyn_11_A8FF60_DejaVuSansMono">  &lt;!-- Modules to load (legacy — prefer helpers) --&gt;</text:span><text:line-break/><text:span text:style-name="tsCodeDyn_11_A8FF60_DejaVuSansMono">  &lt;module name="nf_conntrack_ftp"/&gt;</text:span><text:line-break/><text:span text:style-name="tsCodeDyn_11_A8FF60_DejaVuSansMono"> </text:span><text:line-break/><text:span text:style-name="tsCodeDyn_11_A8FF60_DejaVuSansMono">  &lt;!-- Destination addresses (restrict service to specific targets) --&gt;</text:span><text:line-break/><text:span text:style-name="tsCodeDyn_11_A8FF60_DejaVuSansMono">  &lt;destination ipv4="192.168.0.0/16"/&gt;</text:span><text:line-break/><text:span text:style-name="tsCodeDyn_11_A8FF60_DejaVuSansMono">  &lt;destination ipv6="fe80::/10"/&gt;</text:span><text:line-break/><text:span text:style-name="tsCodeDyn_11_A8FF60_DejaVuSansMono">&lt;/service&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 [version="..."]&gt;</text:span></text:p>
              <text:p text:style-name="psCode"><text:span text:style-name="tsDiag">  &lt;!-- Short display name --&gt;</text:span></text:p>
              <text:p text:style-name="psCode"><text:span text:style-name="tsDiag">  &lt;short&gt;My Application&lt;/short&gt;</text:span></text:p>
              <text:p text:style-name="psCode"><text:span text:style-name="tsDiag"> </text:span></text:p>
              <text:p text:style-name="psCode"><text:span text:style-name="tsDiag">  &lt;!-- Human-readable description (shown in firewall-config and info commands) --&gt;</text:span></text:p>
              <text:p text:style-name="psCode"><text:span text:style-name="tsDiag">  &lt;description&gt;</text:span></text:p>
              <text:p text:style-name="psCode"><text:span text:style-name="tsDiag">    My custom application uses port 9000/tcp for its API.</text:span></text:p>
              <text:p text:style-name="psCode"><text:span text:style-name="tsDiag">  &lt;/description&gt;</text:span></text:p>
              <text:p text:style-name="psCode"><text:span text:style-name="tsDiag"> </text:span></text:p>
              <text:p text:style-name="psCode"><text:span text:style-name="tsDiag">  &lt;!-- Ports this service requires --&gt;</text:span></text:p>
              <text:p text:style-name="psCode"><text:span text:style-name="tsDiag">  &lt;port protocol="tcp" port="9000"/&gt;</text:span></text:p>
              <text:p text:style-name="psCode"><text:span text:style-name="tsDiag">  &lt;port protocol="udp" port="9001"/&gt;</text:span></text:p>
              <text:p text:style-name="psCode"><text:span text:style-name="tsDiag">  &lt;port protocol="tcp" port="9100-9199"/&gt;  &lt;!-- port range --&gt;</text:span></text:p>
              <text:p text:style-name="psCode"><text:span text:style-name="tsDiag"> </text:span></text:p>
              <text:p text:style-name="psCode"><text:span text:style-name="tsDiag">  &lt;!-- Source ports (rare — see section 9) --&gt;</text:span></text:p>
              <text:p text:style-name="psCode"><text:span text:style-name="tsDiag">  &lt;source-port protocol="tcp" port="9000"/&gt;</text:span></text:p>
              <text:p text:style-name="psCode"><text:span text:style-name="tsDiag"> </text:span></text:p>
              <text:p text:style-name="psCode"><text:span text:style-name="tsDiag">  &lt;!-- Connection tracking helpers (for protocols with dynamic ports) --&gt;</text:span></text:p>
              <text:p text:style-name="psCode"><text:span text:style-name="tsDiag">  &lt;helper name="ftp"/&gt;</text:span></text:p>
              <text:p text:style-name="psCode"><text:span text:style-name="tsDiag"> </text:span></text:p>
              <text:p text:style-name="psCode"><text:span text:style-name="tsDiag">  &lt;!-- Modules to load (legacy — prefer helpers) --&gt;</text:span></text:p>
              <text:p text:style-name="psCode"><text:span text:style-name="tsDiag">  &lt;module name="nf_conntrack_ftp"/&gt;</text:span></text:p>
              <text:p text:style-name="psCode"><text:span text:style-name="tsDiag"> </text:span></text:p>
              <text:p text:style-name="psCode"><text:span text:style-name="tsDiag">  &lt;!-- Destination addresses (restrict service to specific targets) --&gt;</text:span></text:p>
              <text:p text:style-name="psCode"><text:span text:style-name="tsDiag">  &lt;destination ipv4="192.168.0.0/16"/&gt;</text:span></text:p>
              <text:p text:style-name="psCode"><text:span text:style-name="tsDiag">  &lt;destination ipv6="fe80::/10"/&gt;</text:span></text:p>
              <text:p text:style-name="psCode"><text:span text:style-name="tsDiag">&lt;/service&gt;</text:span></text:p>
            </draw:text-box>
          </draw:frame>
        </presentation:notes>
      </draw:page>
      <draw:page draw:style-name="dpNormal" draw:master-page-name="RHELDark">
        <draw:frame draw:style-name="gsFrame" svg:x="1cm" svg:y="0.4cm" svg:width="31.87cm" svg:height="2.2cm">
          <draw:text-box>
            <text:p text:style-name="psTitle"><text:span text:style-name="tsH1">4. Managing Services on Zones</text:span></text:p>
          </draw:text-box>
        </draw:frame>
        <draw:frame draw:style-name="gsFrame" svg:x="1cm" svg:y="2.9cm" svg:width="31.87cm" svg:height="15.5cm">
          <draw:text-box>
            <text:p text:style-name="psBullet"><text:span text:style-name="tsBullet">◆ Adding and removing services</text:span></text:p>
            <text:p text:style-name="psBullet"><text:span text:style-name="tsBullet">◆ Timeout (temporary) service rules</text:span></text:p>
            <text:p text:style-name="psBullet"><text:span text:style-name="tsBullet">Sometimes you need to allow a service temporarily — for testing, for a scheduled maintenance window, or for incident response:</text:span></text:p>
            <text:p text:style-name="psBullet"><text:span text:style-name="tsBullet">💡 📝 NOTE — Timeouts are runtime only --timeout cannot be combined with --permanent. Temporary rules only exist in the runtime state and expire automatical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Adding and removing services</text:span></text:p>
              <text:p text:style-name="psCode"><text:span text:style-name="tsDiag"> </text:span></text:p>
              <text:p text:style-name="psCode"><text:span text:style-name="tsDiag">```bash</text:span></text:p>
              <text:p text:style-name="psCode"><text:span text:style-name="tsDiag">firewall-cmd --zone=public --add-service=http</text:span></text:p>
              <text:p text:style-name="psCode"><text:span text:style-name="tsDiag"> </text:span></text:p>
              <text:p text:style-name="psCode"><text:span text:style-name="tsDiag">firewall-cmd --permanent --zone=public --add-service=http</text:span></text:p>
              <text:p text:style-name="psCode"><text:span text:style-name="tsDiag"> </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permanent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firewall-cmd --info-service=http</text:span></text:p>
              <text:p text:style-name="psCode"><text:span text:style-name="tsDiag">```</text:span></text:p>
              <text:p text:style-name="psCode"><text:span text:style-name="tsDiag"> </text:span></text:p>
              <text:p text:style-name="psCode"><text:span text:style-name="tsDiag">### Timeout (temporary) service rules</text:span></text:p>
              <text:p text:style-name="psCode"><text:span text:style-name="tsDiag"> </text:span></text:p>
              <text:p text:style-name="psCode"><text:span text:style-name="tsDiag">Sometimes you need to allow a service temporarily — for testing, for a</text:span></text:p>
              <text:p text:style-name="psCode"><text:span text:style-name="tsDiag">scheduled maintenance window, or for incident response:</text:span></text:p>
              <text:p text:style-name="psCode"><text:span text:style-name="tsDiag"> </text:span></text:p>
              <text:p text:style-name="psCode"><text:span text:style-name="tsDiag">```bash</text:span></text:p>
              <text:p text:style-name="psCode"><text:span text:style-name="tsDiag">firewall-cmd --zone=public --add-service=ftp --timeout=60</text:span></text:p>
              <text:p text:style-name="psCode"><text:span text:style-name="tsDiag"> </text:span></text:p>
              <text:p text:style-name="psCode"><text:span text:style-name="tsDiag">firewall-cmd --zone=public --add-service=http --timeout=5m</text:span></text:p>
              <text:p text:style-name="psCode"><text:span text:style-name="tsDiag"> </text:span></text:p>
              <text:p text:style-name="psCode"><text:span text:style-name="tsDiag">firewall-cmd --zone=public --add-service=http --timeout=2h</text:span></text:p>
              <text:p text:style-name="psCode"><text:span text:style-name="tsDiag">```</text:span></text:p>
              <text:p text:style-name="psCode"><text:span text:style-name="tsDiag"> </text:span></text:p>
              <text:p text:style-name="psCode"><text:span text:style-name="tsDiag">&gt; **📝 NOTE — Timeouts are runtime only**</text:span></text:p>
              <text:p text:style-name="psCode"><text:span text:style-name="tsDiag">&gt; `--timeout` cannot be combined with `--permanent`. Temporary rules only exist</text:span></text:p>
              <text:p text:style-name="psCode"><text:span text:style-name="tsDiag">&gt; in the runtime state and expire automatical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Managing Services on Zones — BASH</text:span></text:p>
          </draw:text-box>
        </draw:frame>
        <draw:frame draw:style-name="gsCode" svg:x="1cm" svg:y="3.3cm" svg:width="31.87cm" svg:height="14.5cm">
          <draw:text-box>
            <text:p text:style-name="psCode"><text:span text:style-name="tsCodeDyn_11_A8FF60_DejaVuSansMono">firewall-cmd --zone=public --add-service=http</text:span><text:line-break/><text:span text:style-name="tsCodeDyn_11_A8FF60_DejaVuSansMono"> </text:span><text:line-break/><text:span text:style-name="tsCodeDyn_11_A8FF60_DejaVuSansMono">firewall-cmd --permanent --zone=public --add-service=http</text:span><text:line-break/><text:span text:style-name="tsCodeDyn_11_A8FF60_DejaVuSansMono"> </text:span><text:line-break/><text:span text:style-name="tsCodeDyn_11_A8FF60_DejaVuSansMono">firewall-cmd --permanent --zone=public --add-service=http</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zone=public --remove-service=http</text:span><text:line-break/><text:span text:style-name="tsCodeDyn_11_A8FF60_DejaVuSansMono"> </text:span><text:line-break/><text:span text:style-name="tsCodeDyn_11_A8FF60_DejaVuSansMono">firewall-cmd --permanent --zone=public --remove-service=http</text:span><text:line-break/><text:span text:style-name="tsCodeDyn_11_A8FF60_DejaVuSansMono"> </text:span><text:line-break/><text:span text:style-name="tsCodeDyn_11_A8FF60_DejaVuSansMono">firewall-cmd --zone=public --list-services</text:span><text:line-break/><text:span text:style-name="tsCodeDyn_11_A8FF60_DejaVuSansMono"> </text:span><text:line-break/><text:span text:style-name="tsCodeDyn_11_A8FF60_DejaVuSansMono">firewall-cmd --info-service=http</text:span><text:line-break/><text:span text:style-name="tsCodeDyn_11_A8FF60_DejaVuSansMono"> </text:span><text:line-break/><text:span text:style-name="tsCodeDyn_11_A8FF60_DejaVuSansMono">firewall-cmd --zone=public --add-service=ftp --timeout=60</text:span><text:line-break/><text:span text:style-name="tsCodeDyn_11_A8FF60_DejaVuSansMono"> </text:span><text:line-break/><text:span text:style-name="tsCodeDyn_11_A8FF60_DejaVuSansMono">firewall-cmd --zone=public --add-service=http --timeout=5m</text:span><text:line-break/><text:span text:style-name="tsCodeDyn_11_A8FF60_DejaVuSansMono"> </text:span><text:line-break/><text:span text:style-name="tsCodeDyn_11_A8FF60_DejaVuSansMono">firewall-cmd --zone=public --add-service=http --timeout=2h</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zone=public --add-service=http</text:span></text:p>
              <text:p text:style-name="psCode"><text:span text:style-name="tsDiag"> </text:span></text:p>
              <text:p text:style-name="psCode"><text:span text:style-name="tsDiag">firewall-cmd --permanent --zone=public --add-service=http</text:span></text:p>
              <text:p text:style-name="psCode"><text:span text:style-name="tsDiag"> </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permanent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firewall-cmd --info-service=http</text:span></text:p>
              <text:p text:style-name="psCode"><text:span text:style-name="tsDiag"> </text:span></text:p>
              <text:p text:style-name="psCode"><text:span text:style-name="tsDiag">firewall-cmd --zone=public --add-service=ftp --timeout=60</text:span></text:p>
              <text:p text:style-name="psCode"><text:span text:style-name="tsDiag"> </text:span></text:p>
              <text:p text:style-name="psCode"><text:span text:style-name="tsDiag">firewall-cmd --zone=public --add-service=http --timeout=5m</text:span></text:p>
              <text:p text:style-name="psCode"><text:span text:style-name="tsDiag"> </text:span></text:p>
              <text:p text:style-name="psCode"><text:span text:style-name="tsDiag">firewall-cmd --zone=public --add-service=http --timeout=2h</text:span></text:p>
            </draw:text-box>
          </draw:frame>
        </presentation:notes>
      </draw:page>
      <draw:page draw:style-name="dpNormal" draw:master-page-name="RHELDark">
        <draw:frame draw:style-name="gsFrame" svg:x="1cm" svg:y="0.4cm" svg:width="31.87cm" svg:height="2.2cm">
          <draw:text-box>
            <text:p text:style-name="psTitle"><text:span text:style-name="tsH1">5. Raw Port and Protocol Management</text:span></text:p>
          </draw:text-box>
        </draw:frame>
        <draw:frame draw:style-name="gsFrame" svg:x="1cm" svg:y="2.9cm" svg:width="31.87cm" svg:height="15.5cm">
          <draw:text-box>
            <text:p text:style-name="psBullet"><text:span text:style-name="tsBullet">◆ Adding and removing ports</text:span></text:p>
            <text:p text:style-name="psBullet"><text:span text:style-name="tsBullet">◆ Protocols (non-port-based)</text:span></text:p>
            <text:p text:style-name="psBullet"><text:span text:style-name="tsBullet">Some services don't use TCP or UDP ports — they use other IP protocols:</text:span></text:p>
            <text:p text:style-name="psBullet"><text:span text:style-name="tsBullet">Common IP protocol number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Adding and removing ports</text:span></text:p>
              <text:p text:style-name="psCode"><text:span text:style-name="tsDiag"> </text:span></text:p>
              <text:p text:style-name="psCode"><text:span text:style-name="tsDiag">```bash</text:span></text:p>
              <text:p text:style-name="psCode"><text:span text:style-name="tsDiag">firewall-cmd --zone=public --add-port=8080/tcp</text:span></text:p>
              <text:p text:style-name="psCode"><text:span text:style-name="tsDiag"> </text:span></text:p>
              <text:p text:style-name="psCode"><text:span text:style-name="tsDiag">firewall-cmd --permanent --zone=public --add-port=5353/udp</text:span></text:p>
              <text:p text:style-name="psCode"><text:span text:style-name="tsDiag"> </text:span></text:p>
              <text:p text:style-name="psCode"><text:span text:style-name="tsDiag">firewall-cmd --zone=public --add-port=6000-6100/tcp</text:span></text:p>
              <text:p text:style-name="psCode"><text:span text:style-name="tsDiag"> </text:span></text:p>
              <text:p text:style-name="psCode"><text:span text:style-name="tsDiag">firewall-cmd --zone=public --remove-port=8080/tcp</text:span></text:p>
              <text:p text:style-name="psCode"><text:span text:style-name="tsDiag">firewall-cmd --permanent --zone=public --remove-port=8080/tcp</text:span></text:p>
              <text:p text:style-name="psCode"><text:span text:style-name="tsDiag"> </text:span></text:p>
              <text:p text:style-name="psCode"><text:span text:style-name="tsDiag">firewall-cmd --zone=public --list-ports</text:span></text:p>
              <text:p text:style-name="psCode"><text:span text:style-name="tsDiag">```</text:span></text:p>
              <text:p text:style-name="psCode"><text:span text:style-name="tsDiag"> </text:span></text:p>
              <text:p text:style-name="psCode"><text:span text:style-name="tsDiag">### Protocols (non-port-based)</text:span></text:p>
              <text:p text:style-name="psCode"><text:span text:style-name="tsDiag"> </text:span></text:p>
              <text:p text:style-name="psCode"><text:span text:style-name="tsDiag">Some services don't use TCP or UDP ports — they use other IP protocols:</text:span></text:p>
              <text:p text:style-name="psCode"><text:span text:style-name="tsDiag"> </text:span></text:p>
              <text:p text:style-name="psCode"><text:span text:style-name="tsDiag">```bash</text:span></text:p>
              <text:p text:style-name="psCode"><text:span text:style-name="tsDiag">firewall-cmd --permanent --zone=public --add-protocol=gre</text:span></text:p>
              <text:p text:style-name="psCode"><text:span text:style-name="tsDiag"> </text:span></text:p>
              <text:p text:style-name="psCode"><text:span text:style-name="tsDiag">firewall-cmd --permanent --zone=public --add-protocol=esp</text:span></text:p>
              <text:p text:style-name="psCode"><text:span text:style-name="tsDiag"> </text:span></text:p>
              <text:p text:style-name="psCode"><text:span text:style-name="tsDiag">firewall-cmd --permanent --zone=public --add-protocol=ah</text:span></text:p>
              <text:p text:style-name="psCode"><text:span text:style-name="tsDiag"> </text:span></text:p>
              <text:p text:style-name="psCode"><text:span text:style-name="tsDiag">firewall-cmd --zone=public --list-protocols</text:span></text:p>
              <text:p text:style-name="psCode"><text:span text:style-name="tsDiag"> </text:span></text:p>
              <text:p text:style-name="psCode"><text:span text:style-name="tsDiag">firewall-cmd --permanent --zone=public --remove-protocol=gre</text:span></text:p>
              <text:p text:style-name="psCode"><text:span text:style-name="tsDiag">```</text:span></text:p>
              <text:p text:style-name="psCode"><text:span text:style-name="tsDiag"> </text:span></text:p>
              <text:p text:style-name="psCode"><text:span text:style-name="tsDiag">Common IP protocol numbers:</text:span></text:p>
              <text:p text:style-name="psCode"><text:span text:style-name="tsDiag"> </text:span></text:p>
              <text:p text:style-name="psCode"><text:span text:style-name="tsDiag">| Protocol | Number | Use |</text:span></text:p>
              <text:p text:style-name="psCode"><text:span text:style-name="tsDiag">|----------|--------|-----|</text:span></text:p>
              <text:p text:style-name="psCode"><text:span text:style-name="tsDiag">| ICMP | 1 | Ping, error messages |</text:span></text:p>
              <text:p text:style-name="psCode"><text:span text:style-name="tsDiag">| TCP | 6 | Most applications |</text:span></text:p>
              <text:p text:style-name="psCode"><text:span text:style-name="tsDiag">| UDP | 17 | DNS, DHCP, streaming |</text:span></text:p>
              <text:p text:style-name="psCode"><text:span text:style-name="tsDiag">| GRE | 47 | VPN tunnels |</text:span></text:p>
              <text:p text:style-name="psCode"><text:span text:style-name="tsDiag">| ESP | 50 | IPsec encryption |</text:span></text:p>
              <text:p text:style-name="psCode"><text:span text:style-name="tsDiag">| AH | 51 | IPsec authentication |</text:span></text:p>
              <text:p text:style-name="psCode"><text:span text:style-name="tsDiag">| ICMPv6 | 58 | IPv6 neighbor discovery |</text:span></text:p>
              <text:p text:style-name="psCode"><text:span text:style-name="tsDiag">| SCTP | 132 | Telecom, high reliability |</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Raw Port and Protocol Management — BASH</text:span></text:p>
          </draw:text-box>
        </draw:frame>
        <draw:frame draw:style-name="gsCode" svg:x="1cm" svg:y="3.3cm" svg:width="31.87cm" svg:height="14.5cm">
          <draw:text-box>
            <text:p text:style-name="psCode"><text:span text:style-name="tsCodeDyn_11_A8FF60_DejaVuSansMono">firewall-cmd --zone=public --add-port=8080/tcp</text:span><text:line-break/><text:span text:style-name="tsCodeDyn_11_A8FF60_DejaVuSansMono"> </text:span><text:line-break/><text:span text:style-name="tsCodeDyn_11_A8FF60_DejaVuSansMono">firewall-cmd --permanent --zone=public --add-port=5353/udp</text:span><text:line-break/><text:span text:style-name="tsCodeDyn_11_A8FF60_DejaVuSansMono"> </text:span><text:line-break/><text:span text:style-name="tsCodeDyn_11_A8FF60_DejaVuSansMono">firewall-cmd --zone=public --add-port=6000-6100/tcp</text:span><text:line-break/><text:span text:style-name="tsCodeDyn_11_A8FF60_DejaVuSansMono"> </text:span><text:line-break/><text:span text:style-name="tsCodeDyn_11_A8FF60_DejaVuSansMono">firewall-cmd --zone=public --remove-port=8080/tcp</text:span><text:line-break/><text:span text:style-name="tsCodeDyn_11_A8FF60_DejaVuSansMono">firewall-cmd --permanent --zone=public --remove-port=8080/tcp</text:span><text:line-break/><text:span text:style-name="tsCodeDyn_11_A8FF60_DejaVuSansMono"> </text:span><text:line-break/><text:span text:style-name="tsCodeDyn_11_A8FF60_DejaVuSansMono">firewall-cmd --zone=public --list-ports</text:span><text:line-break/><text:span text:style-name="tsCodeDyn_11_A8FF60_DejaVuSansMono"> </text:span><text:line-break/><text:span text:style-name="tsCodeDyn_11_A8FF60_DejaVuSansMono">firewall-cmd --permanent --zone=public --add-protocol=gre</text:span><text:line-break/><text:span text:style-name="tsCodeDyn_11_A8FF60_DejaVuSansMono"> </text:span><text:line-break/><text:span text:style-name="tsCodeDyn_11_A8FF60_DejaVuSansMono">firewall-cmd --permanent --zone=public --add-protocol=esp</text:span><text:line-break/><text:span text:style-name="tsCodeDyn_11_A8FF60_DejaVuSansMono"> </text:span><text:line-break/><text:span text:style-name="tsCodeDyn_11_A8FF60_DejaVuSansMono">firewall-cmd --permanent --zone=public --add-protocol=ah</text:span><text:line-break/><text:span text:style-name="tsCodeDyn_11_A8FF60_DejaVuSansMono"> </text:span><text:line-break/><text:span text:style-name="tsCodeDyn_11_A8FF60_DejaVuSansMono">firewall-cmd --zone=public --list-protocols</text:span><text:line-break/><text:span text:style-name="tsCodeDyn_11_A8FF60_DejaVuSansMono"> </text:span><text:line-break/><text:span text:style-name="tsCodeDyn_11_A8FF60_DejaVuSansMono">firewall-cmd --permanent --zone=public --remove-protocol=gr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zone=public --add-port=8080/tcp</text:span></text:p>
              <text:p text:style-name="psCode"><text:span text:style-name="tsDiag"> </text:span></text:p>
              <text:p text:style-name="psCode"><text:span text:style-name="tsDiag">firewall-cmd --permanent --zone=public --add-port=5353/udp</text:span></text:p>
              <text:p text:style-name="psCode"><text:span text:style-name="tsDiag"> </text:span></text:p>
              <text:p text:style-name="psCode"><text:span text:style-name="tsDiag">firewall-cmd --zone=public --add-port=6000-6100/tcp</text:span></text:p>
              <text:p text:style-name="psCode"><text:span text:style-name="tsDiag"> </text:span></text:p>
              <text:p text:style-name="psCode"><text:span text:style-name="tsDiag">firewall-cmd --zone=public --remove-port=8080/tcp</text:span></text:p>
              <text:p text:style-name="psCode"><text:span text:style-name="tsDiag">firewall-cmd --permanent --zone=public --remove-port=8080/tcp</text:span></text:p>
              <text:p text:style-name="psCode"><text:span text:style-name="tsDiag"> </text:span></text:p>
              <text:p text:style-name="psCode"><text:span text:style-name="tsDiag">firewall-cmd --zone=public --list-ports</text:span></text:p>
              <text:p text:style-name="psCode"><text:span text:style-name="tsDiag"> </text:span></text:p>
              <text:p text:style-name="psCode"><text:span text:style-name="tsDiag">firewall-cmd --permanent --zone=public --add-protocol=gre</text:span></text:p>
              <text:p text:style-name="psCode"><text:span text:style-name="tsDiag"> </text:span></text:p>
              <text:p text:style-name="psCode"><text:span text:style-name="tsDiag">firewall-cmd --permanent --zone=public --add-protocol=esp</text:span></text:p>
              <text:p text:style-name="psCode"><text:span text:style-name="tsDiag"> </text:span></text:p>
              <text:p text:style-name="psCode"><text:span text:style-name="tsDiag">firewall-cmd --permanent --zone=public --add-protocol=ah</text:span></text:p>
              <text:p text:style-name="psCode"><text:span text:style-name="tsDiag"> </text:span></text:p>
              <text:p text:style-name="psCode"><text:span text:style-name="tsDiag">firewall-cmd --zone=public --list-protocols</text:span></text:p>
              <text:p text:style-name="psCode"><text:span text:style-name="tsDiag"> </text:span></text:p>
              <text:p text:style-name="psCode"><text:span text:style-name="tsDiag">firewall-cmd --permanent --zone=public --remove-protocol=gre</text:span></text:p>
            </draw:text-box>
          </draw:frame>
        </presentation:notes>
      </draw:page>
      <draw:page draw:style-name="dpNormal" draw:master-page-name="RHELDark">
        <draw:frame draw:style-name="gsFrame" svg:x="1cm" svg:y="0.4cm" svg:width="31.87cm" svg:height="2cm">
          <draw:text-box>
            <text:p text:style-name="psTitle"><text:span text:style-name="tsH1">5. Raw Port and Protocol Management</text:span></text:p>
          </draw:text-box>
        </draw:frame>
        <draw:frame draw:style-name="gsFrame" svg:x="1cm" svg:y="2.8cm" svg:width="31.87cm" svg:height="15.8cm">
          <table:table table:name="mdtable">
            <table:table-column table:style-name="tcCol_140141251329152_892"/>
            <table:table-column table:style-name="tcCol_140141251329152_1148"/>
            <table:table-column table:style-name="tcCol_140141251329152_1148"/>
            <table:table-row>
              <table:table-cell table:style-name="tcsHeader">
                <text:p text:style-name="psCell"><text:span text:style-name="tsTh">Protocol</text:span></text:p>
              </table:table-cell>
              <table:table-cell table:style-name="tcsHeader">
                <text:p text:style-name="psCell"><text:span text:style-name="tsTh">Number</text:span></text:p>
              </table:table-cell>
              <table:table-cell table:style-name="tcsHeader">
                <text:p text:style-name="psCell"><text:span text:style-name="tsTh">Use</text:span></text:p>
              </table:table-cell>
            </table:table-row>
            <table:table-row>
              <table:table-cell table:style-name="tcsRowA">
                <text:p text:style-name="psCell"><text:span text:style-name="tsTd">ICMP</text:span></text:p>
              </table:table-cell>
              <table:table-cell table:style-name="tcsRowA">
                <text:p text:style-name="psCell"><text:span text:style-name="tsTd">1</text:span></text:p>
              </table:table-cell>
              <table:table-cell table:style-name="tcsRowA">
                <text:p text:style-name="psCell"><text:span text:style-name="tsTd">Ping, error messages</text:span></text:p>
              </table:table-cell>
            </table:table-row>
            <table:table-row>
              <table:table-cell table:style-name="tcsRowB">
                <text:p text:style-name="psCell"><text:span text:style-name="tsTd">TCP</text:span></text:p>
              </table:table-cell>
              <table:table-cell table:style-name="tcsRowB">
                <text:p text:style-name="psCell"><text:span text:style-name="tsTd">6</text:span></text:p>
              </table:table-cell>
              <table:table-cell table:style-name="tcsRowB">
                <text:p text:style-name="psCell"><text:span text:style-name="tsTd">Most applications</text:span></text:p>
              </table:table-cell>
            </table:table-row>
            <table:table-row>
              <table:table-cell table:style-name="tcsRowA">
                <text:p text:style-name="psCell"><text:span text:style-name="tsTd">UDP</text:span></text:p>
              </table:table-cell>
              <table:table-cell table:style-name="tcsRowA">
                <text:p text:style-name="psCell"><text:span text:style-name="tsTd">17</text:span></text:p>
              </table:table-cell>
              <table:table-cell table:style-name="tcsRowA">
                <text:p text:style-name="psCell"><text:span text:style-name="tsTd">DNS, DHCP, streaming</text:span></text:p>
              </table:table-cell>
            </table:table-row>
            <table:table-row>
              <table:table-cell table:style-name="tcsRowB">
                <text:p text:style-name="psCell"><text:span text:style-name="tsTd">GRE</text:span></text:p>
              </table:table-cell>
              <table:table-cell table:style-name="tcsRowB">
                <text:p text:style-name="psCell"><text:span text:style-name="tsTd">47</text:span></text:p>
              </table:table-cell>
              <table:table-cell table:style-name="tcsRowB">
                <text:p text:style-name="psCell"><text:span text:style-name="tsTd">VPN tunnels</text:span></text:p>
              </table:table-cell>
            </table:table-row>
            <table:table-row>
              <table:table-cell table:style-name="tcsRowA">
                <text:p text:style-name="psCell"><text:span text:style-name="tsTd">ESP</text:span></text:p>
              </table:table-cell>
              <table:table-cell table:style-name="tcsRowA">
                <text:p text:style-name="psCell"><text:span text:style-name="tsTd">50</text:span></text:p>
              </table:table-cell>
              <table:table-cell table:style-name="tcsRowA">
                <text:p text:style-name="psCell"><text:span text:style-name="tsTd">IPsec encryption</text:span></text:p>
              </table:table-cell>
            </table:table-row>
            <table:table-row>
              <table:table-cell table:style-name="tcsRowB">
                <text:p text:style-name="psCell"><text:span text:style-name="tsTd">AH</text:span></text:p>
              </table:table-cell>
              <table:table-cell table:style-name="tcsRowB">
                <text:p text:style-name="psCell"><text:span text:style-name="tsTd">51</text:span></text:p>
              </table:table-cell>
              <table:table-cell table:style-name="tcsRowB">
                <text:p text:style-name="psCell"><text:span text:style-name="tsTd">IPsec authentication</text:span></text:p>
              </table:table-cell>
            </table:table-row>
            <table:table-row>
              <table:table-cell table:style-name="tcsRowA">
                <text:p text:style-name="psCell"><text:span text:style-name="tsTd">ICMPv6</text:span></text:p>
              </table:table-cell>
              <table:table-cell table:style-name="tcsRowA">
                <text:p text:style-name="psCell"><text:span text:style-name="tsTd">58</text:span></text:p>
              </table:table-cell>
              <table:table-cell table:style-name="tcsRowA">
                <text:p text:style-name="psCell"><text:span text:style-name="tsTd">IPv6 neighbor discovery</text:span></text:p>
              </table:table-cell>
            </table:table-row>
            <table:table-row>
              <table:table-cell table:style-name="tcsRowB">
                <text:p text:style-name="psCell"><text:span text:style-name="tsTd">SCTP</text:span></text:p>
              </table:table-cell>
              <table:table-cell table:style-name="tcsRowB">
                <text:p text:style-name="psCell"><text:span text:style-name="tsTd">132</text:span></text:p>
              </table:table-cell>
              <table:table-cell table:style-name="tcsRowB">
                <text:p text:style-name="psCell"><text:span text:style-name="tsTd">Telecom, high reliability</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rotocol | Number | Use</text:span></text:p>
              <text:p text:style-name="psCode"><text:span text:style-name="tsDiag">------------------------------------------------------------</text:span></text:p>
              <text:p text:style-name="psCode"><text:span text:style-name="tsDiag">ICMP | 1 | Ping, error messages</text:span></text:p>
              <text:p text:style-name="psCode"><text:span text:style-name="tsDiag">TCP | 6 | Most applications</text:span></text:p>
              <text:p text:style-name="psCode"><text:span text:style-name="tsDiag">UDP | 17 | DNS, DHCP, streaming</text:span></text:p>
              <text:p text:style-name="psCode"><text:span text:style-name="tsDiag">GRE | 47 | VPN tunnels</text:span></text:p>
              <text:p text:style-name="psCode"><text:span text:style-name="tsDiag">ESP | 50 | IPsec encryption</text:span></text:p>
              <text:p text:style-name="psCode"><text:span text:style-name="tsDiag">AH | 51 | IPsec authentication</text:span></text:p>
              <text:p text:style-name="psCode"><text:span text:style-name="tsDiag">ICMPv6 | 58 | IPv6 neighbor discovery</text:span></text:p>
              <text:p text:style-name="psCode"><text:span text:style-name="tsDiag">SCTP | 132 | Telecom, high reliability</text:span></text:p>
            </draw:text-box>
          </draw:frame>
        </presentation:notes>
      </draw:page>
      <draw:page draw:style-name="dpNormal" draw:master-page-name="RHELDark">
        <draw:frame draw:style-name="gsFrame" svg:x="1cm" svg:y="0.4cm" svg:width="31.87cm" svg:height="2.2cm">
          <draw:text-box>
            <text:p text:style-name="psTitle"><text:span text:style-name="tsH1">6. Creating Custom Services</text:span></text:p>
          </draw:text-box>
        </draw:frame>
        <draw:frame draw:style-name="gsFrame" svg:x="1cm" svg:y="2.9cm" svg:width="31.87cm" svg:height="15.5cm">
          <draw:text-box>
            <text:p text:style-name="psBullet"><text:span text:style-name="tsBullet">Custom services live in /etc/firewalld/services/. Once created, they are available in firewall-cmd --get-services and can be used exactly like predefined services.</text:span></text:p>
            <text:p text:style-name="psBullet"><text:span text:style-name="tsBullet">◆ Step-by-step: Create a service for a custom app</text:span></text:p>
            <text:p text:style-name="psBullet"><text:span text:style-name="tsBullet">Imagine you have a custom monitoring application that:</text:span></text:p>
            <text:p text:style-name="psBullet"><text:span text:style-name="tsBullet">• Listens on TCP 9090 (metrics API)</text:span></text:p>
            <text:p text:style-name="psBullet"><text:span text:style-name="tsBullet">• Listens on TCP 9091 (admin interface)</text:span></text:p>
            <text:p text:style-name="psBullet"><text:span text:style-name="tsBullet">• Listens on UDP 9092 (UDP health check)</text:span></text:p>
            <text:p text:style-name="psBullet"><text:span text:style-name="tsBullet">◆ Overriding a predefined service</text:span></text:p>
            <text:p text:style-name="psBullet"><text:span text:style-name="tsBullet">To customise a predefined service (for example, SSH on a non-standard port), copy the system file to /etc/firewalld/services/ and modify i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IMPORTANT — Overriding vs creating Overriding a predefined service (copying it to /etc/firewalld/services/) is tempting but risky — it changes the meaning of the service globally. All zones that allow ssh will now allow port 2222 instead of 22. Often it's cleaner to create a new service (e.g., ssh-custom) and add it instead of overriding the standard one.</text:span></text:p>
              <text:p text:style-name="psCode"><text:span text:style-name="tsDiag">↑ Back to TOC</text:span></text:p>
              <text:p text:style-name="psCode"><text:span text:style-name="tsDiag"> </text:span></text:p>
              <text:p text:style-name="psCode"><text:span text:style-name="tsDiag">Custom services live in `/etc/firewalld/services/`. Once created, they are</text:span></text:p>
              <text:p text:style-name="psCode"><text:span text:style-name="tsDiag">available in `firewall-cmd --get-services` and can be used exactly like</text:span></text:p>
              <text:p text:style-name="psCode"><text:span text:style-name="tsDiag">predefined services.</text:span></text:p>
              <text:p text:style-name="psCode"><text:span text:style-name="tsDiag"> </text:span></text:p>
              <text:p text:style-name="psCode"><text:span text:style-name="tsDiag">### Step-by-step: Create a service for a custom app</text:span></text:p>
              <text:p text:style-name="psCode"><text:span text:style-name="tsDiag"> </text:span></text:p>
              <text:p text:style-name="psCode"><text:span text:style-name="tsDiag">Imagine you have a custom monitoring application that:</text:span></text:p>
              <text:p text:style-name="psCode"><text:span text:style-name="tsDiag">- Listens on TCP 9090 (metrics API)</text:span></text:p>
              <text:p text:style-name="psCode"><text:span text:style-name="tsDiag">- Listens on TCP 9091 (admin interface)</text:span></text:p>
              <text:p text:style-name="psCode"><text:span text:style-name="tsDiag">- Listens on UDP 9092 (UDP health check)</text:span></text:p>
              <text:p text:style-name="psCode"><text:span text:style-name="tsDiag"> </text:span></text:p>
              <text:p text:style-name="psCode"><text:span text:style-name="tsDiag">```bash</text:span></text:p>
              <text:p text:style-name="psCode"><text:span text:style-name="tsDiag">cat &gt; /etc/firewalld/services/myapp.xml &lt;&lt; 'EOF'</text:span></text:p>
              <text:p text:style-name="psCode"><text:span text:style-name="tsDiag">&lt;?xml version="1.0" encoding="utf-8"?&gt;</text:span></text:p>
              <text:p text:style-name="psCode"><text:span text:style-name="tsDiag">&lt;service&gt;</text:span></text:p>
              <text:p text:style-name="psCode"><text:span text:style-name="tsDiag">  &lt;short&gt;MyApp&lt;/short&gt;</text:span></text:p>
              <text:p text:style-name="psCode"><text:span text:style-name="tsDiag">  &lt;description&gt;</text:span></text:p>
              <text:p text:style-name="psCode"><text:span text:style-name="tsDiag">    Custom monitoring application. Port 9090/tcp for metrics API,</text:span></text:p>
              <text:p text:style-name="psCode"><text:span text:style-name="tsDiag">    9091/tcp for admin, 9092/udp for health checks.</text:span></text:p>
              <text:p text:style-name="psCode"><text:span text:style-name="tsDiag">  &lt;/description&gt;</text:span></text:p>
              <text:p text:style-name="psCode"><text:span text:style-name="tsDiag">  &lt;port protocol="tcp" port="9090"/&gt;</text:span></text:p>
              <text:p text:style-name="psCode"><text:span text:style-name="tsDiag">  &lt;port protocol="tcp" port="9091"/&gt;</text:span></text:p>
              <text:p text:style-name="psCode"><text:span text:style-name="tsDiag">  &lt;port protocol="udp" port="9092"/&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services | tr ' ' '\n' | grep myapp</text:span></text:p>
              <text:p text:style-name="psCode"><text:span text:style-name="tsDiag"> </text:span></text:p>
              <text:p text:style-name="psCode"><text:span text:style-name="tsDiag">firewall-cmd --info-service=myapp</text:span></text:p>
              <text:p text:style-name="psCode"><text:span text:style-name="tsDiag"> </text:span></text:p>
              <text:p text:style-name="psCode"><text:span text:style-name="tsDiag">firewall-cmd --permanent --zone=internal --add-service=myapp</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Overriding a predefined service</text:span></text:p>
              <text:p text:style-name="psCode"><text:span text:style-name="tsDiag"> </text:span></text:p>
              <text:p text:style-name="psCode"><text:span text:style-name="tsDiag">To customise a predefined service (for example, SSH on a non-standard port),</text:span></text:p>
              <text:p text:style-name="psCode"><text:span text:style-name="tsDiag">copy the system file to `/etc/firewalld/services/` and modify it:</text:span></text:p>
              <text:p text:style-name="psCode"><text:span text:style-name="tsDiag"> </text:span></text:p>
              <text:p text:style-name="psCode"><text:span text:style-name="tsDiag">```bash</text:span></text:p>
              <text:p text:style-name="psCode"><text:span text:style-name="tsDiag">cp /usr/lib/firewalld/services/ssh.xml /etc/firewalld/services/ssh.xml</text:span></text:p>
              <text:p text:style-name="psCode"><text:span text:style-name="tsDiag"> </text:span></text:p>
              <text:p text:style-name="psCode"><text:span text:style-name="tsDiag">sed -i 's/port="22"/port="2222"/' /etc/firewalld/services/ssh.xml</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ssh</text:span></text:p>
              <text:p text:style-name="psCode"><text:span text:style-name="tsDiag">```</text:span></text:p>
              <text:p text:style-name="psCode"><text:span text:style-name="tsDiag"> </text:span></text:p>
              <text:p text:style-name="psCode"><text:span text:style-name="tsDiag">&gt; **⚠️  IMPORTANT — Overriding vs creating**</text:span></text:p>
              <text:p text:style-name="psCode"><text:span text:style-name="tsDiag">&gt; Overriding a predefined service (copying it to /etc/firewalld/services/) is</text:span></text:p>
              <text:p text:style-name="psCode"><text:span text:style-name="tsDiag">&gt; tempting but risky — it changes the meaning of the service *globally*. All</text:span></text:p>
              <text:p text:style-name="psCode"><text:span text:style-name="tsDiag">&gt; zones that allow `ssh` will now allow port 2222 instead of 22. Often it's</text:span></text:p>
              <text:p text:style-name="psCode"><text:span text:style-name="tsDiag">&gt; cleaner to create a new service (e.g., `ssh-custom`) and add it instead of</text:span></text:p>
              <text:p text:style-name="psCode"><text:span text:style-name="tsDiag">&gt; overriding the standard on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Creating Custom Services — BASH</text:span></text:p>
          </draw:text-box>
        </draw:frame>
        <draw:frame draw:style-name="gsCode" svg:x="1cm" svg:y="3.3cm" svg:width="31.87cm" svg:height="14.5cm">
          <draw:text-box>
            <text:p text:style-name="psCode"><text:span text:style-name="tsCodeDyn_11_A8FF60_DejaVuSansMono">cat &gt; /etc/firewalld/services/myapp.xml &lt;&lt; 'EOF'</text:span><text:line-break/><text:span text:style-name="tsCodeDyn_11_A8FF60_DejaVuSansMono">&lt;?xml version="1.0" encoding="utf-8"?&gt;</text:span><text:line-break/><text:span text:style-name="tsCodeDyn_11_A8FF60_DejaVuSansMono">&lt;service&gt;</text:span><text:line-break/><text:span text:style-name="tsCodeDyn_11_A8FF60_DejaVuSansMono">  &lt;short&gt;MyApp&lt;/short&gt;</text:span><text:line-break/><text:span text:style-name="tsCodeDyn_11_A8FF60_DejaVuSansMono">  &lt;description&gt;</text:span><text:line-break/><text:span text:style-name="tsCodeDyn_11_A8FF60_DejaVuSansMono">    Custom monitoring application. Port 9090/tcp for metrics API,</text:span><text:line-break/><text:span text:style-name="tsCodeDyn_11_A8FF60_DejaVuSansMono">    9091/tcp for admin, 9092/udp for health checks.</text:span><text:line-break/><text:span text:style-name="tsCodeDyn_11_A8FF60_DejaVuSansMono">  &lt;/description&gt;</text:span><text:line-break/><text:span text:style-name="tsCodeDyn_11_A8FF60_DejaVuSansMono">  &lt;port protocol="tcp" port="9090"/&gt;</text:span><text:line-break/><text:span text:style-name="tsCodeDyn_11_A8FF60_DejaVuSansMono">  &lt;port protocol="tcp" port="9091"/&gt;</text:span><text:line-break/><text:span text:style-name="tsCodeDyn_11_A8FF60_DejaVuSansMono">  &lt;port protocol="udp" port="9092"/&gt;</text:span><text:line-break/><text:span text:style-name="tsCodeDyn_11_A8FF60_DejaVuSansMono">&lt;/service&gt;</text:span><text:line-break/><text:span text:style-name="tsCodeDyn_11_A8FF60_DejaVuSansMono">EO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get-services | tr ' ' '\n' | grep myapp</text:span><text:line-break/><text:span text:style-name="tsCodeDyn_11_A8FF60_DejaVuSansMono"> </text:span><text:line-break/><text:span text:style-name="tsCodeDyn_11_A8FF60_DejaVuSansMono">firewall-cmd --info-service=myapp</text:span><text:line-break/><text:span text:style-name="tsCodeDyn_11_A8FF60_DejaVuSansMono"> </text:span><text:line-break/><text:span text:style-name="tsCodeDyn_11_A8FF60_DejaVuSansMono">firewall-cmd --permanent --zone=internal --add-service=myapp</text:span><text:line-break/><text:span text:style-name="tsCodeDyn_11_A8FF60_DejaVuSansMono">firewall-cmd --reload</text:span><text:line-break/><text:span text:style-name="tsCodeDyn_11_A8FF60_DejaVuSansMono"> </text:span><text:line-break/><text:span text:style-name="tsCodeDyn_11_A8FF60_DejaVuSansMono">cp /usr/lib/firewalld/services/ssh.xml /etc/firewalld/services/ssh.xml</text:span><text:line-break/><text:span text:style-name="tsCodeDyn_11_A8FF60_DejaVuSansMono"> </text:span><text:line-break/><text:span text:style-name="tsCodeDyn_11_A8FF60_DejaVuSansMono">sed -i 's/port="22"/port="2222"/' /etc/firewalld/services/ssh.xml</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etc/firewalld/services/myapp.xml &lt;&lt; 'EOF'</text:span></text:p>
              <text:p text:style-name="psCode"><text:span text:style-name="tsDiag">&lt;?xml version="1.0" encoding="utf-8"?&gt;</text:span></text:p>
              <text:p text:style-name="psCode"><text:span text:style-name="tsDiag">&lt;service&gt;</text:span></text:p>
              <text:p text:style-name="psCode"><text:span text:style-name="tsDiag">  &lt;short&gt;MyApp&lt;/short&gt;</text:span></text:p>
              <text:p text:style-name="psCode"><text:span text:style-name="tsDiag">  &lt;description&gt;</text:span></text:p>
              <text:p text:style-name="psCode"><text:span text:style-name="tsDiag">    Custom monitoring application. Port 9090/tcp for metrics API,</text:span></text:p>
              <text:p text:style-name="psCode"><text:span text:style-name="tsDiag">    9091/tcp for admin, 9092/udp for health checks.</text:span></text:p>
              <text:p text:style-name="psCode"><text:span text:style-name="tsDiag">  &lt;/description&gt;</text:span></text:p>
              <text:p text:style-name="psCode"><text:span text:style-name="tsDiag">  &lt;port protocol="tcp" port="9090"/&gt;</text:span></text:p>
              <text:p text:style-name="psCode"><text:span text:style-name="tsDiag">  &lt;port protocol="tcp" port="9091"/&gt;</text:span></text:p>
              <text:p text:style-name="psCode"><text:span text:style-name="tsDiag">  &lt;port protocol="udp" port="9092"/&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services | tr ' ' '\n' | grep myapp</text:span></text:p>
              <text:p text:style-name="psCode"><text:span text:style-name="tsDiag"> </text:span></text:p>
              <text:p text:style-name="psCode"><text:span text:style-name="tsDiag">firewall-cmd --info-service=myapp</text:span></text:p>
              <text:p text:style-name="psCode"><text:span text:style-name="tsDiag"> </text:span></text:p>
              <text:p text:style-name="psCode"><text:span text:style-name="tsDiag">firewall-cmd --permanent --zone=internal --add-service=myapp</text:span></text:p>
              <text:p text:style-name="psCode"><text:span text:style-name="tsDiag">firewall-cmd --reload</text:span></text:p>
              <text:p text:style-name="psCode"><text:span text:style-name="tsDiag"> </text:span></text:p>
              <text:p text:style-name="psCode"><text:span text:style-name="tsDiag">cp /usr/lib/firewalld/services/ssh.xml /etc/firewalld/services/ssh.xml</text:span></text:p>
              <text:p text:style-name="psCode"><text:span text:style-name="tsDiag"> </text:span></text:p>
              <text:p text:style-name="psCode"><text:span text:style-name="tsDiag">sed -i 's/port="22"/port="2222"/' /etc/firewalld/services/ssh.xml</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ssh</text:span></text:p>
            </draw:text-box>
          </draw:frame>
        </presentation:notes>
      </draw:page>
      <draw:page draw:style-name="dpCode" draw:master-page-name="RHELDark">
        <draw:frame draw:style-name="gsFrame" svg:x="1cm" svg:y="0.4cm" svg:width="31.87cm" svg:height="2.6cm">
          <draw:text-box>
            <text:p text:style-name="psTitle"><text:span text:style-name="tsH1">6. Creating Custom Services — BASH (cont. 2)</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info-service=ssh</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etc/firewalld/services/myapp.xml &lt;&lt; 'EOF'</text:span></text:p>
              <text:p text:style-name="psCode"><text:span text:style-name="tsDiag">&lt;?xml version="1.0" encoding="utf-8"?&gt;</text:span></text:p>
              <text:p text:style-name="psCode"><text:span text:style-name="tsDiag">&lt;service&gt;</text:span></text:p>
              <text:p text:style-name="psCode"><text:span text:style-name="tsDiag">  &lt;short&gt;MyApp&lt;/short&gt;</text:span></text:p>
              <text:p text:style-name="psCode"><text:span text:style-name="tsDiag">  &lt;description&gt;</text:span></text:p>
              <text:p text:style-name="psCode"><text:span text:style-name="tsDiag">    Custom monitoring application. Port 9090/tcp for metrics API,</text:span></text:p>
              <text:p text:style-name="psCode"><text:span text:style-name="tsDiag">    9091/tcp for admin, 9092/udp for health checks.</text:span></text:p>
              <text:p text:style-name="psCode"><text:span text:style-name="tsDiag">  &lt;/description&gt;</text:span></text:p>
              <text:p text:style-name="psCode"><text:span text:style-name="tsDiag">  &lt;port protocol="tcp" port="9090"/&gt;</text:span></text:p>
              <text:p text:style-name="psCode"><text:span text:style-name="tsDiag">  &lt;port protocol="tcp" port="9091"/&gt;</text:span></text:p>
              <text:p text:style-name="psCode"><text:span text:style-name="tsDiag">  &lt;port protocol="udp" port="9092"/&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services | tr ' ' '\n' | grep myapp</text:span></text:p>
              <text:p text:style-name="psCode"><text:span text:style-name="tsDiag"> </text:span></text:p>
              <text:p text:style-name="psCode"><text:span text:style-name="tsDiag">firewall-cmd --info-service=myapp</text:span></text:p>
              <text:p text:style-name="psCode"><text:span text:style-name="tsDiag"> </text:span></text:p>
              <text:p text:style-name="psCode"><text:span text:style-name="tsDiag">firewall-cmd --permanent --zone=internal --add-service=myapp</text:span></text:p>
              <text:p text:style-name="psCode"><text:span text:style-name="tsDiag">firewall-cmd --reload</text:span></text:p>
              <text:p text:style-name="psCode"><text:span text:style-name="tsDiag"> </text:span></text:p>
              <text:p text:style-name="psCode"><text:span text:style-name="tsDiag">cp /usr/lib/firewalld/services/ssh.xml /etc/firewalld/services/ssh.xml</text:span></text:p>
              <text:p text:style-name="psCode"><text:span text:style-name="tsDiag"> </text:span></text:p>
              <text:p text:style-name="psCode"><text:span text:style-name="tsDiag">sed -i 's/port="22"/port="2222"/' /etc/firewalld/services/ssh.xml</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ssh</text:span></text:p>
            </draw:text-box>
          </draw:frame>
        </presentation:notes>
      </draw:page>
      <draw:page draw:style-name="dpNormal" draw:master-page-name="RHELDark">
        <draw:frame draw:style-name="gsFrame" svg:x="1cm" svg:y="0.4cm" svg:width="31.87cm" svg:height="2.2cm">
          <draw:text-box>
            <text:p text:style-name="psTitle"><text:span text:style-name="tsH1">7. ICMP Types and ICMP Blocking</text:span></text:p>
          </draw:text-box>
        </draw:frame>
        <draw:frame draw:style-name="gsFrame" svg:x="1cm" svg:y="2.9cm" svg:width="31.87cm" svg:height="15.5cm">
          <draw:text-box>
            <text:p text:style-name="psBullet"><text:span text:style-name="tsBullet">ICMP (Internet Control Message Protocol) is used for:</text:span></text:p>
            <text:p text:style-name="psBullet"><text:span text:style-name="tsBullet">• Echo request/reply — ping</text:span></text:p>
            <text:p text:style-name="psBullet"><text:span text:style-name="tsBullet">• Destination unreachable — "no route to host", "port unreachable"</text:span></text:p>
            <text:p text:style-name="psBullet"><text:span text:style-name="tsBullet">• Time exceeded — traceroute, TTL expiry</text:span></text:p>
            <text:p text:style-name="psBullet"><text:span text:style-name="tsBullet">• Redirect — routing optimisation</text:span></text:p>
            <text:p text:style-name="psBullet"><text:span text:style-name="tsBullet">• Parameter problem — malformed IP header</text:span></text:p>
            <text:p text:style-name="psBullet"><text:span text:style-name="tsBullet">firewalld can block specific ICMP types, which is useful for stealth hardening or reducing attack surface.</text:span></text:p>
            <text:p text:style-name="psBullet"><text:span text:style-name="tsBullet">◆ Listing available ICMP typ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Blocking ICMP types</text:span></text:p>
              <text:p text:style-name="psCode"><text:span text:style-name="tsDiag">◆ ICMP types reference</text:span></text:p>
              <text:p text:style-name="psCode"><text:span text:style-name="tsDiag">💡 ⚠️  IMPORTANT — Don't block destination-unreachable Blocking destination-unreachable breaks TCP's PMTU (Path MTU Discovery), which relies on ICMP "fragmentation needed" messages. This causes mysterious connection hangs, especially for VPNs and tunnels. Never block this type without a very specific reason.</text:span></text:p>
              <text:p text:style-name="psCode"><text:span text:style-name="tsDiag">↑ Back to TOC</text:span></text:p>
              <text:p text:style-name="psCode"><text:span text:style-name="tsDiag"> </text:span></text:p>
              <text:p text:style-name="psCode"><text:span text:style-name="tsDiag">ICMP (Internet Control Message Protocol) is used for:</text:span></text:p>
              <text:p text:style-name="psCode"><text:span text:style-name="tsDiag">- **Echo request/reply** — ping</text:span></text:p>
              <text:p text:style-name="psCode"><text:span text:style-name="tsDiag">- **Destination unreachable** — "no route to host", "port unreachable"</text:span></text:p>
              <text:p text:style-name="psCode"><text:span text:style-name="tsDiag">- **Time exceeded** — traceroute, TTL expiry</text:span></text:p>
              <text:p text:style-name="psCode"><text:span text:style-name="tsDiag">- **Redirect** — routing optimisation</text:span></text:p>
              <text:p text:style-name="psCode"><text:span text:style-name="tsDiag">- **Parameter problem** — malformed IP header</text:span></text:p>
              <text:p text:style-name="psCode"><text:span text:style-name="tsDiag"> </text:span></text:p>
              <text:p text:style-name="psCode"><text:span text:style-name="tsDiag">firewalld can block specific ICMP types, which is useful for stealth hardening</text:span></text:p>
              <text:p text:style-name="psCode"><text:span text:style-name="tsDiag">or reducing attack surface.</text:span></text:p>
              <text:p text:style-name="psCode"><text:span text:style-name="tsDiag"> </text:span></text:p>
              <text:p text:style-name="psCode"><text:span text:style-name="tsDiag">### Listing available ICMP types</text:span></text:p>
              <text:p text:style-name="psCode"><text:span text:style-name="tsDiag"> </text:span></text:p>
              <text:p text:style-name="psCode"><text:span text:style-name="tsDiag">```bash</text:span></text:p>
              <text:p text:style-name="psCode"><text:span text:style-name="tsDiag">firewall-cmd --get-icmptypes</text:span></text:p>
              <text:p text:style-name="psCode"><text:span text:style-name="tsDiag"> </text:span></text:p>
              <text:p text:style-name="psCode"><text:span text:style-name="tsDiag">firewall-cmd --info-icmptype=echo-request</text:span></text:p>
              <text:p text:style-name="psCode"><text:span text:style-name="tsDiag">```</text:span></text:p>
              <text:p text:style-name="psCode"><text:span text:style-name="tsDiag"> </text:span></text:p>
              <text:p text:style-name="psCode"><text:span text:style-name="tsDiag">### Blocking ICMP types</text:span></text:p>
              <text:p text:style-name="psCode"><text:span text:style-name="tsDiag"> </text:span></text:p>
              <text:p text:style-name="psCode"><text:span text:style-name="tsDiag">```bash</text:span></text:p>
              <text:p text:style-name="psCode"><text:span text:style-name="tsDiag">firewall-cmd --permanent --zone=public --add-icmp-block=echo-request</text:span></text:p>
              <text:p text:style-name="psCode"><text:span text:style-name="tsDiag"> </text:span></text:p>
              <text:p text:style-name="psCode"><text:span text:style-name="tsDiag">firewall-cmd --permanent --zone=public --add-icmp-block=echo-request  # applies to both</text:span></text:p>
              <text:p text:style-name="psCode"><text:span text:style-name="tsDiag"> </text:span></text:p>
              <text:p text:style-name="psCode"><text:span text:style-name="tsDiag">firewall-cmd --zone=public --list-icmp-blocks</text:span></text:p>
              <text:p text:style-name="psCode"><text:span text:style-name="tsDiag"> </text:span></text:p>
              <text:p text:style-name="psCode"><text:span text:style-name="tsDiag">firewall-cmd --permanent --zone=public --remove-icmp-block=echo-request</text:span></text:p>
              <text:p text:style-name="psCode"><text:span text:style-name="tsDiag">```</text:span></text:p>
              <text:p text:style-name="psCode"><text:span text:style-name="tsDiag"> </text:span></text:p>
              <text:p text:style-name="psCode"><text:span text:style-name="tsDiag">### ICMP types reference</text:span></text:p>
              <text:p text:style-name="psCode"><text:span text:style-name="tsDiag"> </text:span></text:p>
              <text:p text:style-name="psCode"><text:span text:style-name="tsDiag">| Type | Name | Used for |</text:span></text:p>
              <text:p text:style-name="psCode"><text:span text:style-name="tsDiag">|------|------|---------|</text:span></text:p>
              <text:p text:style-name="psCode"><text:span text:style-name="tsDiag">| `echo-request` | Ping request | Host discovery (block for stealth) |</text:span></text:p>
              <text:p text:style-name="psCode"><text:span text:style-name="tsDiag">| `echo-reply` | Ping reply | Responses to ping |</text:span></text:p>
              <text:p text:style-name="psCode"><text:span text:style-name="tsDiag">| `destination-unreachable` | Unreachable | Error notification (don't block this) |</text:span></text:p>
              <text:p text:style-name="psCode"><text:span text:style-name="tsDiag">| `time-exceeded` | TTL expired | Traceroute (block to hide network topology) |</text:span></text:p>
              <text:p text:style-name="psCode"><text:span text:style-name="tsDiag">| `router-solicitation` | RS | IPv6 neighbour discovery (don't block) |</text:span></text:p>
              <text:p text:style-name="psCode"><text:span text:style-name="tsDiag">| `router-advertisement` | RA | IPv6 default gateway (don't block) |</text:span></text:p>
              <text:p text:style-name="psCode"><text:span text:style-name="tsDiag">| `redirect` | Redirect | ICMP redirect (often blocked as attack vector) |</text:span></text:p>
              <text:p text:style-name="psCode"><text:span text:style-name="tsDiag">| `timestamp-request` | Timestamp | Timing attack vector (often blocked) |</text:span></text:p>
              <text:p text:style-name="psCode"><text:span text:style-name="tsDiag"> </text:span></text:p>
              <text:p text:style-name="psCode"><text:span text:style-name="tsDiag">&gt; **⚠️  IMPORTANT — Don't block destination-unreachable**</text:span></text:p>
              <text:p text:style-name="psCode"><text:span text:style-name="tsDiag">&gt; Blocking `destination-unreachable` breaks TCP's PMTU (Path MTU Discovery),</text:span></text:p>
              <text:p text:style-name="psCode"><text:span text:style-name="tsDiag">&gt; which relies on ICMP "fragmentation needed" messages. This causes mysterious</text:span></text:p>
              <text:p text:style-name="psCode"><text:span text:style-name="tsDiag">&gt; connection hangs, especially for VPNs and tunnels. Never block this type</text:span></text:p>
              <text:p text:style-name="psCode"><text:span text:style-name="tsDiag">&gt; without a very specific reason.</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ICMP Types and ICMP Blocking — BASH</text:span></text:p>
          </draw:text-box>
        </draw:frame>
        <draw:frame draw:style-name="gsCode" svg:x="1cm" svg:y="3.3cm" svg:width="31.87cm" svg:height="14.5cm">
          <draw:text-box>
            <text:p text:style-name="psCode"><text:span text:style-name="tsCodeDyn_11_A8FF60_DejaVuSansMono">firewall-cmd --get-icmptypes</text:span><text:line-break/><text:span text:style-name="tsCodeDyn_11_A8FF60_DejaVuSansMono"> </text:span><text:line-break/><text:span text:style-name="tsCodeDyn_11_A8FF60_DejaVuSansMono">firewall-cmd --info-icmptype=echo-request</text:span><text:line-break/><text:span text:style-name="tsCodeDyn_11_A8FF60_DejaVuSansMono"> </text:span><text:line-break/><text:span text:style-name="tsCodeDyn_11_A8FF60_DejaVuSansMono">firewall-cmd --permanent --zone=public --add-icmp-block=echo-request</text:span><text:line-break/><text:span text:style-name="tsCodeDyn_11_A8FF60_DejaVuSansMono"> </text:span><text:line-break/><text:span text:style-name="tsCodeDyn_11_A8FF60_DejaVuSansMono">firewall-cmd --permanent --zone=public --add-icmp-block=echo-request  # applies to both</text:span><text:line-break/><text:span text:style-name="tsCodeDyn_11_A8FF60_DejaVuSansMono"> </text:span><text:line-break/><text:span text:style-name="tsCodeDyn_11_A8FF60_DejaVuSansMono">firewall-cmd --zone=public --list-icmp-blocks</text:span><text:line-break/><text:span text:style-name="tsCodeDyn_11_A8FF60_DejaVuSansMono"> </text:span><text:line-break/><text:span text:style-name="tsCodeDyn_11_A8FF60_DejaVuSansMono">firewall-cmd --permanent --zone=public --remove-icmp-block=echo-reque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get-icmptypes</text:span></text:p>
              <text:p text:style-name="psCode"><text:span text:style-name="tsDiag"> </text:span></text:p>
              <text:p text:style-name="psCode"><text:span text:style-name="tsDiag">firewall-cmd --info-icmptype=echo-request</text:span></text:p>
              <text:p text:style-name="psCode"><text:span text:style-name="tsDiag"> </text:span></text:p>
              <text:p text:style-name="psCode"><text:span text:style-name="tsDiag">firewall-cmd --permanent --zone=public --add-icmp-block=echo-request</text:span></text:p>
              <text:p text:style-name="psCode"><text:span text:style-name="tsDiag"> </text:span></text:p>
              <text:p text:style-name="psCode"><text:span text:style-name="tsDiag">firewall-cmd --permanent --zone=public --add-icmp-block=echo-request  # applies to both</text:span></text:p>
              <text:p text:style-name="psCode"><text:span text:style-name="tsDiag"> </text:span></text:p>
              <text:p text:style-name="psCode"><text:span text:style-name="tsDiag">firewall-cmd --zone=public --list-icmp-blocks</text:span></text:p>
              <text:p text:style-name="psCode"><text:span text:style-name="tsDiag"> </text:span></text:p>
              <text:p text:style-name="psCode"><text:span text:style-name="tsDiag">firewall-cmd --permanent --zone=public --remove-icmp-block=echo-request</text:span></text:p>
            </draw:text-box>
          </draw:frame>
        </presentation:notes>
      </draw:page>
      <draw:page draw:style-name="dpNormal" draw:master-page-name="RHELDark">
        <draw:frame draw:style-name="gsFrame" svg:x="1cm" svg:y="0.4cm" svg:width="31.87cm" svg:height="2cm">
          <draw:text-box>
            <text:p text:style-name="psTitle"><text:span text:style-name="tsH1">7. ICMP Types and ICMP Blocking</text:span></text:p>
          </draw:text-box>
        </draw:frame>
        <draw:frame draw:style-name="gsFrame" svg:x="1cm" svg:y="2.8cm" svg:width="31.87cm" svg:height="15.8cm">
          <table:table table:name="mdtable">
            <table:table-column table:style-name="tcCol_140141252486080_892"/>
            <table:table-column table:style-name="tcCol_140141252486080_1148"/>
            <table:table-column table:style-name="tcCol_140141252486080_1148"/>
            <table:table-row>
              <table:table-cell table:style-name="tcsHeader">
                <text:p text:style-name="psCell"><text:span text:style-name="tsTh">Type</text:span></text:p>
              </table:table-cell>
              <table:table-cell table:style-name="tcsHeader">
                <text:p text:style-name="psCell"><text:span text:style-name="tsTh">Name</text:span></text:p>
              </table:table-cell>
              <table:table-cell table:style-name="tcsHeader">
                <text:p text:style-name="psCell"><text:span text:style-name="tsTh">Used for</text:span></text:p>
              </table:table-cell>
            </table:table-row>
            <table:table-row>
              <table:table-cell table:style-name="tcsRowA">
                <text:p text:style-name="psCell"><text:span text:style-name="tsTd">echo-request</text:span></text:p>
              </table:table-cell>
              <table:table-cell table:style-name="tcsRowA">
                <text:p text:style-name="psCell"><text:span text:style-name="tsTd">Ping request</text:span></text:p>
              </table:table-cell>
              <table:table-cell table:style-name="tcsRowA">
                <text:p text:style-name="psCell"><text:span text:style-name="tsTd">Host discovery (block for stealth)</text:span></text:p>
              </table:table-cell>
            </table:table-row>
            <table:table-row>
              <table:table-cell table:style-name="tcsRowB">
                <text:p text:style-name="psCell"><text:span text:style-name="tsTd">echo-reply</text:span></text:p>
              </table:table-cell>
              <table:table-cell table:style-name="tcsRowB">
                <text:p text:style-name="psCell"><text:span text:style-name="tsTd">Ping reply</text:span></text:p>
              </table:table-cell>
              <table:table-cell table:style-name="tcsRowB">
                <text:p text:style-name="psCell"><text:span text:style-name="tsTd">Responses to ping</text:span></text:p>
              </table:table-cell>
            </table:table-row>
            <table:table-row>
              <table:table-cell table:style-name="tcsRowA">
                <text:p text:style-name="psCell"><text:span text:style-name="tsTd">destination-unreachable</text:span></text:p>
              </table:table-cell>
              <table:table-cell table:style-name="tcsRowA">
                <text:p text:style-name="psCell"><text:span text:style-name="tsTd">Unreachable</text:span></text:p>
              </table:table-cell>
              <table:table-cell table:style-name="tcsRowA">
                <text:p text:style-name="psCell"><text:span text:style-name="tsTd">Error notification (don't block this)</text:span></text:p>
              </table:table-cell>
            </table:table-row>
            <table:table-row>
              <table:table-cell table:style-name="tcsRowB">
                <text:p text:style-name="psCell"><text:span text:style-name="tsTd">time-exceeded</text:span></text:p>
              </table:table-cell>
              <table:table-cell table:style-name="tcsRowB">
                <text:p text:style-name="psCell"><text:span text:style-name="tsTd">TTL expired</text:span></text:p>
              </table:table-cell>
              <table:table-cell table:style-name="tcsRowB">
                <text:p text:style-name="psCell"><text:span text:style-name="tsTd">Traceroute (block to hide network topology)</text:span></text:p>
              </table:table-cell>
            </table:table-row>
            <table:table-row>
              <table:table-cell table:style-name="tcsRowA">
                <text:p text:style-name="psCell"><text:span text:style-name="tsTd">router-solicitation</text:span></text:p>
              </table:table-cell>
              <table:table-cell table:style-name="tcsRowA">
                <text:p text:style-name="psCell"><text:span text:style-name="tsTd">RS</text:span></text:p>
              </table:table-cell>
              <table:table-cell table:style-name="tcsRowA">
                <text:p text:style-name="psCell"><text:span text:style-name="tsTd">IPv6 neighbour discovery (don't block)</text:span></text:p>
              </table:table-cell>
            </table:table-row>
            <table:table-row>
              <table:table-cell table:style-name="tcsRowB">
                <text:p text:style-name="psCell"><text:span text:style-name="tsTd">router-advertisement</text:span></text:p>
              </table:table-cell>
              <table:table-cell table:style-name="tcsRowB">
                <text:p text:style-name="psCell"><text:span text:style-name="tsTd">RA</text:span></text:p>
              </table:table-cell>
              <table:table-cell table:style-name="tcsRowB">
                <text:p text:style-name="psCell"><text:span text:style-name="tsTd">IPv6 default gateway (don't block)</text:span></text:p>
              </table:table-cell>
            </table:table-row>
            <table:table-row>
              <table:table-cell table:style-name="tcsRowA">
                <text:p text:style-name="psCell"><text:span text:style-name="tsTd">redirect</text:span></text:p>
              </table:table-cell>
              <table:table-cell table:style-name="tcsRowA">
                <text:p text:style-name="psCell"><text:span text:style-name="tsTd">Redirect</text:span></text:p>
              </table:table-cell>
              <table:table-cell table:style-name="tcsRowA">
                <text:p text:style-name="psCell"><text:span text:style-name="tsTd">ICMP redirect (often blocked as attack vector)</text:span></text:p>
              </table:table-cell>
            </table:table-row>
            <table:table-row>
              <table:table-cell table:style-name="tcsRowB">
                <text:p text:style-name="psCell"><text:span text:style-name="tsTd">timestamp-request</text:span></text:p>
              </table:table-cell>
              <table:table-cell table:style-name="tcsRowB">
                <text:p text:style-name="psCell"><text:span text:style-name="tsTd">Timestamp</text:span></text:p>
              </table:table-cell>
              <table:table-cell table:style-name="tcsRowB">
                <text:p text:style-name="psCell"><text:span text:style-name="tsTd">Timing attack vector (often blocked)</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ype | Name | Used for</text:span></text:p>
              <text:p text:style-name="psCode"><text:span text:style-name="tsDiag">------------------------------------------------------------</text:span></text:p>
              <text:p text:style-name="psCode"><text:span text:style-name="tsDiag">echo-request | Ping request | Host discovery (block for stealth)</text:span></text:p>
              <text:p text:style-name="psCode"><text:span text:style-name="tsDiag">echo-reply | Ping reply | Responses to ping</text:span></text:p>
              <text:p text:style-name="psCode"><text:span text:style-name="tsDiag">destination-unreachable | Unreachable | Error notification (don't block this)</text:span></text:p>
              <text:p text:style-name="psCode"><text:span text:style-name="tsDiag">time-exceeded | TTL expired | Traceroute (block to hide network topology)</text:span></text:p>
              <text:p text:style-name="psCode"><text:span text:style-name="tsDiag">router-solicitation | RS | IPv6 neighbour discovery (don't block)</text:span></text:p>
              <text:p text:style-name="psCode"><text:span text:style-name="tsDiag">router-advertisement | RA | IPv6 default gateway (don't block)</text:span></text:p>
              <text:p text:style-name="psCode"><text:span text:style-name="tsDiag">redirect | Redirect | ICMP redirect (often blocked as attack vector)</text:span></text:p>
              <text:p text:style-name="psCode"><text:span text:style-name="tsDiag">timestamp-request | Timestamp | Timing attack vector (often blocked)</text:span></text:p>
            </draw:text-box>
          </draw:frame>
        </presentation:notes>
      </draw:page>
      <draw:page draw:style-name="dpNormal" draw:master-page-name="RHELDark">
        <draw:frame draw:style-name="gsFrame" svg:x="1cm" svg:y="0.4cm" svg:width="31.87cm" svg:height="2.2cm">
          <draw:text-box>
            <text:p text:style-name="psTitle"><text:span text:style-name="tsH1">8. ICMP Block Inversion</text:span></text:p>
          </draw:text-box>
        </draw:frame>
        <draw:frame draw:style-name="gsFrame" svg:x="1cm" svg:y="2.9cm" svg:width="31.87cm" svg:height="15.5cm">
          <draw:text-box>
            <text:p text:style-name="psBullet"><text:span text:style-name="tsBullet">Normally, an ICMP block list is an allowlist exception: all ICMP is allowed except the listed types. ICMP block inversion reverses the logic: all ICMP is blocked except the listed types.</text:span></text:p>
            <text:p text:style-name="psBullet"><text:span text:style-name="tsBullet">💡 💡 When to use ICMP block inversion ICMP block inversion makes sense on the most restrictive zones (public, dmz) where you want to allow only specific ICMP types (typically destination-unreachable for PMTU) and block everything else. For less restrictive zones, the default (allow ICMP, optionally block specific types) is more manageabl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ormally, an ICMP block list is an **allowlist exception**: all ICMP is allowed</text:span></text:p>
              <text:p text:style-name="psCode"><text:span text:style-name="tsDiag">except the listed types. ICMP block inversion **reverses the logic**: all ICMP</text:span></text:p>
              <text:p text:style-name="psCode"><text:span text:style-name="tsDiag">is **blocked** except the listed types.</text:span></text:p>
              <text:p text:style-name="psCode"><text:span text:style-name="tsDiag"> </text:span></text:p>
              <text:p text:style-name="psCode"><text:span text:style-name="tsDiag">```bash</text:span></text:p>
              <text:p text:style-name="psCode"><text:span text:style-name="tsDiag">firewall-cmd --permanent --zone=public --add-icmp-block-inversion</text:span></text:p>
              <text:p text:style-name="psCode"><text:span text:style-name="tsDiag"> </text:span></text:p>
              <text:p text:style-name="psCode"><text:span text:style-name="tsDiag">firewall-cmd --permanent --zone=public --add-icmp-block=echo-request      # block ping specifically</text:span></text:p>
              <text:p text:style-name="psCode"><text:span text:style-name="tsDiag">firewall-cmd --permanent --zone=public --add-icmp-block=timestamp-request # block timestamp</text:span></text:p>
              <text:p text:style-name="psCode"><text:span text:style-name="tsDiag"> </text:span></text:p>
              <text:p text:style-name="psCode"><text:span text:style-name="tsDiag"> </text:span></text:p>
              <text:p text:style-name="psCode"><text:span text:style-name="tsDiag">firewall-cmd --zone=public --query-icmp-block-inversion</text:span></text:p>
              <text:p text:style-name="psCode"><text:span text:style-name="tsDiag"> </text:span></text:p>
              <text:p text:style-name="psCode"><text:span text:style-name="tsDiag">firewall-cmd --permanent --zone=public --remove-icmp-block-inversion</text:span></text:p>
              <text:p text:style-name="psCode"><text:span text:style-name="tsDiag">```</text:span></text:p>
              <text:p text:style-name="psCode"><text:span text:style-name="tsDiag"> </text:span></text:p>
              <text:p text:style-name="psCode"><text:span text:style-name="tsDiag">&gt; **💡 When to use ICMP block inversion**</text:span></text:p>
              <text:p text:style-name="psCode"><text:span text:style-name="tsDiag">&gt; ICMP block inversion makes sense on the most restrictive zones (`public`,</text:span></text:p>
              <text:p text:style-name="psCode"><text:span text:style-name="tsDiag">&gt; `dmz`) where you want to allow only specific ICMP types (typically</text:span></text:p>
              <text:p text:style-name="psCode"><text:span text:style-name="tsDiag">&gt; `destination-unreachable` for PMTU) and block everything else. For less</text:span></text:p>
              <text:p text:style-name="psCode"><text:span text:style-name="tsDiag">&gt; restrictive zones, the default (allow ICMP, optionally block specific types)</text:span></text:p>
              <text:p text:style-name="psCode"><text:span text:style-name="tsDiag">&gt; is more manageabl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ICMP Block Inversion — BASH</text:span></text:p>
          </draw:text-box>
        </draw:frame>
        <draw:frame draw:style-name="gsCode" svg:x="1cm" svg:y="3.3cm" svg:width="31.87cm" svg:height="14.5cm">
          <draw:text-box>
            <text:p text:style-name="psCode"><text:span text:style-name="tsCodeDyn_11_A8FF60_DejaVuSansMono">firewall-cmd --permanent --zone=public --add-icmp-block-inversion</text:span><text:line-break/><text:span text:style-name="tsCodeDyn_11_A8FF60_DejaVuSansMono"> </text:span><text:line-break/><text:span text:style-name="tsCodeDyn_11_A8FF60_DejaVuSansMono">firewall-cmd --permanent --zone=public --add-icmp-block=echo-request      # block ping specifically</text:span><text:line-break/><text:span text:style-name="tsCodeDyn_11_A8FF60_DejaVuSansMono">firewall-cmd --permanent --zone=public --add-icmp-block=timestamp-request # block timestamp</text:span><text:line-break/><text:span text:style-name="tsCodeDyn_11_A8FF60_DejaVuSansMono"> </text:span><text:line-break/><text:span text:style-name="tsCodeDyn_11_A8FF60_DejaVuSansMono"> </text:span><text:line-break/><text:span text:style-name="tsCodeDyn_11_A8FF60_DejaVuSansMono">firewall-cmd --zone=public --query-icmp-block-inversion</text:span><text:line-break/><text:span text:style-name="tsCodeDyn_11_A8FF60_DejaVuSansMono"> </text:span><text:line-break/><text:span text:style-name="tsCodeDyn_11_A8FF60_DejaVuSansMono">firewall-cmd --permanent --zone=public --remove-icmp-block-invers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public --add-icmp-block-inversion</text:span></text:p>
              <text:p text:style-name="psCode"><text:span text:style-name="tsDiag"> </text:span></text:p>
              <text:p text:style-name="psCode"><text:span text:style-name="tsDiag">firewall-cmd --permanent --zone=public --add-icmp-block=echo-request      # block ping specifically</text:span></text:p>
              <text:p text:style-name="psCode"><text:span text:style-name="tsDiag">firewall-cmd --permanent --zone=public --add-icmp-block=timestamp-request # block timestamp</text:span></text:p>
              <text:p text:style-name="psCode"><text:span text:style-name="tsDiag"> </text:span></text:p>
              <text:p text:style-name="psCode"><text:span text:style-name="tsDiag"> </text:span></text:p>
              <text:p text:style-name="psCode"><text:span text:style-name="tsDiag">firewall-cmd --zone=public --query-icmp-block-inversion</text:span></text:p>
              <text:p text:style-name="psCode"><text:span text:style-name="tsDiag"> </text:span></text:p>
              <text:p text:style-name="psCode"><text:span text:style-name="tsDiag">firewall-cmd --permanent --zone=public --remove-icmp-block-inversion</text:span></text:p>
            </draw:text-box>
          </draw:frame>
        </presentation:notes>
      </draw:page>
      <draw:page draw:style-name="dpNormal" draw:master-page-name="RHELDark">
        <draw:frame draw:style-name="gsFrame" svg:x="1cm" svg:y="0.4cm" svg:width="31.87cm" svg:height="2.2cm">
          <draw:text-box>
            <text:p text:style-name="psTitle"><text:span text:style-name="tsH1">9. Source Ports</text:span></text:p>
          </draw:text-box>
        </draw:frame>
        <draw:frame draw:style-name="gsFrame" svg:x="1cm" svg:y="2.9cm" svg:width="31.87cm" svg:height="15.5cm">
          <draw:text-box>
            <text:p text:style-name="psBullet"><text:span text:style-name="tsBullet">Most firewall rules match on destination port — what service the packet is heading to. Occasionally you need to match on source port — where the packet claims to have come from.</text:span></text:p>
            <text:p text:style-name="psBullet"><text:span text:style-name="tsBullet">Source port filtering is rare but has specific use cases:</text:span></text:p>
            <text:p text:style-name="psBullet"><text:span text:style-name="tsBullet">• Allow traffic that originates from privileged ports (&lt; 1024) only — classic Unix RPC security model</text:span></text:p>
            <text:p text:style-name="psBullet"><text:span text:style-name="tsBullet">• Rate-limit traffic from specific source ports</text:span></text:p>
            <text:p text:style-name="psBullet"><text:span text:style-name="tsBullet">• Allow DNS replies (which come from source port 53)</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ost firewall rules match on **destination port** — what service the packet</text:span></text:p>
              <text:p text:style-name="psCode"><text:span text:style-name="tsDiag">is heading to. Occasionally you need to match on **source port** — where the</text:span></text:p>
              <text:p text:style-name="psCode"><text:span text:style-name="tsDiag">packet claims to have come from.</text:span></text:p>
              <text:p text:style-name="psCode"><text:span text:style-name="tsDiag"> </text:span></text:p>
              <text:p text:style-name="psCode"><text:span text:style-name="tsDiag">Source port filtering is rare but has specific use cases:</text:span></text:p>
              <text:p text:style-name="psCode"><text:span text:style-name="tsDiag">- Allow traffic that originates from privileged ports (&lt; 1024) only —</text:span></text:p>
              <text:p text:style-name="psCode"><text:span text:style-name="tsDiag">  classic Unix RPC security model</text:span></text:p>
              <text:p text:style-name="psCode"><text:span text:style-name="tsDiag">- Rate-limit traffic from specific source ports</text:span></text:p>
              <text:p text:style-name="psCode"><text:span text:style-name="tsDiag">- Allow DNS replies (which come from source port 53)</text:span></text:p>
              <text:p text:style-name="psCode"><text:span text:style-name="tsDiag"> </text:span></text:p>
              <text:p text:style-name="psCode"><text:span text:style-name="tsDiag">```bash</text:span></text:p>
              <text:p text:style-name="psCode"><text:span text:style-name="tsDiag">firewall-cmd --permanent --zone=public --add-source-port=53/udp</text:span></text:p>
              <text:p text:style-name="psCode"><text:span text:style-name="tsDiag"> </text:span></text:p>
              <text:p text:style-name="psCode"><text:span text:style-name="tsDiag"> </text:span></text:p>
              <text:p text:style-name="psCode"><text:span text:style-name="tsDiag">firewall-cmd --zone=public --list-source-ports</text:span></text:p>
              <text:p text:style-name="psCode"><text:span text:style-name="tsDiag"> </text:span></text:p>
              <text:p text:style-name="psCode"><text:span text:style-name="tsDiag">firewall-cmd --permanent --zone=public --remove-source-port=53/ud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Source Ports — BASH</text:span></text:p>
          </draw:text-box>
        </draw:frame>
        <draw:frame draw:style-name="gsCode" svg:x="1cm" svg:y="3.3cm" svg:width="31.87cm" svg:height="14.5cm">
          <draw:text-box>
            <text:p text:style-name="psCode"><text:span text:style-name="tsCodeDyn_11_A8FF60_DejaVuSansMono">firewall-cmd --permanent --zone=public --add-source-port=53/udp</text:span><text:line-break/><text:span text:style-name="tsCodeDyn_11_A8FF60_DejaVuSansMono"> </text:span><text:line-break/><text:span text:style-name="tsCodeDyn_11_A8FF60_DejaVuSansMono"> </text:span><text:line-break/><text:span text:style-name="tsCodeDyn_11_A8FF60_DejaVuSansMono">firewall-cmd --zone=public --list-source-ports</text:span><text:line-break/><text:span text:style-name="tsCodeDyn_11_A8FF60_DejaVuSansMono"> </text:span><text:line-break/><text:span text:style-name="tsCodeDyn_11_A8FF60_DejaVuSansMono">firewall-cmd --permanent --zone=public --remove-source-port=53/udp</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public --add-source-port=53/udp</text:span></text:p>
              <text:p text:style-name="psCode"><text:span text:style-name="tsDiag"> </text:span></text:p>
              <text:p text:style-name="psCode"><text:span text:style-name="tsDiag"> </text:span></text:p>
              <text:p text:style-name="psCode"><text:span text:style-name="tsDiag">firewall-cmd --zone=public --list-source-ports</text:span></text:p>
              <text:p text:style-name="psCode"><text:span text:style-name="tsDiag"> </text:span></text:p>
              <text:p text:style-name="psCode"><text:span text:style-name="tsDiag">firewall-cmd --permanent --zone=public --remove-source-port=53/udp</text:span></text:p>
            </draw:text-box>
          </draw:frame>
        </presentation:notes>
      </draw:page>
      <draw:page draw:style-name="dpNormal" draw:master-page-name="RHELDark">
        <draw:frame draw:style-name="gsFrame" svg:x="1cm" svg:y="0.4cm" svg:width="31.87cm" svg:height="2.2cm">
          <draw:text-box>
            <text:p text:style-name="psTitle"><text:span text:style-name="tsH1">10. Connection Tracking Helpers</text:span></text:p>
          </draw:text-box>
        </draw:frame>
        <draw:frame draw:style-name="gsFrame" svg:x="1cm" svg:y="2.9cm" svg:width="31.87cm" svg:height="15.5cm">
          <draw:text-box>
            <text:p text:style-name="psBullet"><text:span text:style-name="tsBullet">Some application protocols establish secondary connections on dynamically negotiated ports. The kernel's conntrack module has helpers that understand these protocols and mark the secondary connections as RELATED, ensuring they are allowed through the firewall.</text:span></text:p>
            <text:p text:style-name="psBullet"><text:span text:style-name="tsBullet">Common protocols needing helpers:</text:span></text:p>
            <text:p text:style-name="psBullet"><text:span text:style-name="tsBullet">◆ Loading helpers via services</text:span></text:p>
            <text:p text:style-name="psBullet"><text:span text:style-name="tsBullet">The cleanest way to use helpers is via service definitions:</text:span></text:p>
            <text:p text:style-name="psBullet"><text:span text:style-name="tsBullet">◆ Checking available helpers</text:span></text:p>
            <text:p text:style-name="psBullet"><text:span text:style-name="tsBullet">◆ Adding helpers directly to zones</text:span></text:p>
            <text:p text:style-name="psBullet"><text:span text:style-name="tsBullet">💡 📝 NOTE — Helper security considerations Connection tracking helpers inspect packet payload to find dynamically negotiated ports. This is a form of deep packet inspection. In strict security environments, helpers may be disabled by default on the kernel and need explicit enabling. On RHEL 10, helpers are generally available but some require nfconntrack&lt;protocol&gt; kernel modul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ome application protocols establish secondary connections on dynamically</text:span></text:p>
              <text:p text:style-name="psCode"><text:span text:style-name="tsDiag">negotiated ports. The kernel's conntrack module has **helpers** that understand</text:span></text:p>
              <text:p text:style-name="psCode"><text:span text:style-name="tsDiag">these protocols and mark the secondary connections as `RELATED`, ensuring they</text:span></text:p>
              <text:p text:style-name="psCode"><text:span text:style-name="tsDiag">are allowed through the firewall.</text:span></text:p>
              <text:p text:style-name="psCode"><text:span text:style-name="tsDiag"> </text:span></text:p>
              <text:p text:style-name="psCode"><text:span text:style-name="tsDiag">Common protocols needing helpers:</text:span></text:p>
              <text:p text:style-name="psCode"><text:span text:style-name="tsDiag"> </text:span></text:p>
              <text:p text:style-name="psCode"><text:span text:style-name="tsDiag">| Protocol | Helper | Why needed |</text:span></text:p>
              <text:p text:style-name="psCode"><text:span text:style-name="tsDiag">|----------|--------|------------|</text:span></text:p>
              <text:p text:style-name="psCode"><text:span text:style-name="tsDiag">| FTP (active/passive) | `ftp` | Data channel port negotiated dynamically |</text:span></text:p>
              <text:p text:style-name="psCode"><text:span text:style-name="tsDiag">| SIP | `sip` | Voice/video RTP streams on negotiated ports |</text:span></text:p>
              <text:p text:style-name="psCode"><text:span text:style-name="tsDiag">| TFTP | `tftp` | UDP data transfer on dynamic port |</text:span></text:p>
              <text:p text:style-name="psCode"><text:span text:style-name="tsDiag">| H.323 | `h323` | Video conferencing signalling |</text:span></text:p>
              <text:p text:style-name="psCode"><text:span text:style-name="tsDiag">| PPTP | `pptp` | VPN control channel |</text:span></text:p>
              <text:p text:style-name="psCode"><text:span text:style-name="tsDiag"> </text:span></text:p>
              <text:p text:style-name="psCode"><text:span text:style-name="tsDiag">### Loading helpers via services</text:span></text:p>
              <text:p text:style-name="psCode"><text:span text:style-name="tsDiag"> </text:span></text:p>
              <text:p text:style-name="psCode"><text:span text:style-name="tsDiag">The cleanest way to use helpers is via service definitions:</text:span></text:p>
              <text:p text:style-name="psCode"><text:span text:style-name="tsDiag"> </text:span></text:p>
              <text:p text:style-name="psCode"><text:span text:style-name="tsDiag">```bash</text:span></text:p>
              <text:p text:style-name="psCode"><text:span text:style-name="tsDiag">firewall-cmd --permanent --zone=public --add-service=ftp</text:span></text:p>
              <text:p text:style-name="psCode"><text:span text:style-name="tsDiag"> </text:span></text:p>
              <text:p text:style-name="psCode"><text:span text:style-name="tsDiag">cat /usr/lib/firewalld/services/ftp.xml</text:span></text:p>
              <text:p text:style-name="psCode"><text:span text:style-name="tsDiag">```</text:span></text:p>
              <text:p text:style-name="psCode"><text:span text:style-name="tsDiag"> </text:span></text:p>
              <text:p text:style-name="psCode"><text:span text:style-name="tsDiag">### Checking available helpers</text:span></text:p>
              <text:p text:style-name="psCode"><text:span text:style-name="tsDiag"> </text:span></text:p>
              <text:p text:style-name="psCode"><text:span text:style-name="tsDiag">```bash</text:span></text:p>
              <text:p text:style-name="psCode"><text:span text:style-name="tsDiag">firewall-cmd --get-helpers</text:span></text:p>
              <text:p text:style-name="psCode"><text:span text:style-name="tsDiag"> </text:span></text:p>
              <text:p text:style-name="psCode"><text:span text:style-name="tsDiag">firewall-cmd --info-helper=ftp</text:span></text:p>
              <text:p text:style-name="psCode"><text:span text:style-name="tsDiag">```</text:span></text:p>
              <text:p text:style-name="psCode"><text:span text:style-name="tsDiag"> </text:span></text:p>
              <text:p text:style-name="psCode"><text:span text:style-name="tsDiag">### Adding helpers directly to zones</text:span></text:p>
              <text:p text:style-name="psCode"><text:span text:style-name="tsDiag"> </text:span></text:p>
              <text:p text:style-name="psCode"><text:span text:style-name="tsDiag">```bash</text:span></text:p>
              <text:p text:style-name="psCode"><text:span text:style-name="tsDiag">firewall-cmd --permanent --zone=internal --add-helper=ftp</text:span></text:p>
              <text:p text:style-name="psCode"><text:span text:style-name="tsDiag">firewall-cmd --reload</text:span></text:p>
              <text:p text:style-name="psCode"><text:span text:style-name="tsDiag"> </text:span></text:p>
              <text:p text:style-name="psCode"><text:span text:style-name="tsDiag">firewall-cmd --zone=internal --list-helpers</text:span></text:p>
              <text:p text:style-name="psCode"><text:span text:style-name="tsDiag">```</text:span></text:p>
              <text:p text:style-name="psCode"><text:span text:style-name="tsDiag"> </text:span></text:p>
              <text:p text:style-name="psCode"><text:span text:style-name="tsDiag">&gt; **📝 NOTE — Helper security considerations**</text:span></text:p>
              <text:p text:style-name="psCode"><text:span text:style-name="tsDiag">&gt; Connection tracking helpers inspect packet payload to find dynamically</text:span></text:p>
              <text:p text:style-name="psCode"><text:span text:style-name="tsDiag">&gt; negotiated ports. This is a form of deep packet inspection. In strict</text:span></text:p>
              <text:p text:style-name="psCode"><text:span text:style-name="tsDiag">&gt; security environments, helpers may be disabled by default on the kernel and</text:span></text:p>
              <text:p text:style-name="psCode"><text:span text:style-name="tsDiag">&gt; need explicit enabling. On RHEL 10, helpers are generally available but some</text:span></text:p>
              <text:p text:style-name="psCode"><text:span text:style-name="tsDiag">&gt; require `nf_conntrack_&lt;protocol&gt;` kernel modul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0. Connection Tracking Helpers — BASH</text:span></text:p>
          </draw:text-box>
        </draw:frame>
        <draw:frame draw:style-name="gsCode" svg:x="1cm" svg:y="3.3cm" svg:width="31.87cm" svg:height="14.5cm">
          <draw:text-box>
            <text:p text:style-name="psCode"><text:span text:style-name="tsCodeDyn_11_A8FF60_DejaVuSansMono">firewall-cmd --permanent --zone=public --add-service=ftp</text:span><text:line-break/><text:span text:style-name="tsCodeDyn_11_A8FF60_DejaVuSansMono"> </text:span><text:line-break/><text:span text:style-name="tsCodeDyn_11_A8FF60_DejaVuSansMono">cat /usr/lib/firewalld/services/ftp.xml</text:span><text:line-break/><text:span text:style-name="tsCodeDyn_11_A8FF60_DejaVuSansMono"> </text:span><text:line-break/><text:span text:style-name="tsCodeDyn_11_A8FF60_DejaVuSansMono">firewall-cmd --get-helpers</text:span><text:line-break/><text:span text:style-name="tsCodeDyn_11_A8FF60_DejaVuSansMono"> </text:span><text:line-break/><text:span text:style-name="tsCodeDyn_11_A8FF60_DejaVuSansMono">firewall-cmd --info-helper=ftp</text:span><text:line-break/><text:span text:style-name="tsCodeDyn_11_A8FF60_DejaVuSansMono"> </text:span><text:line-break/><text:span text:style-name="tsCodeDyn_11_A8FF60_DejaVuSansMono">firewall-cmd --permanent --zone=internal --add-helper=ftp</text:span><text:line-break/><text:span text:style-name="tsCodeDyn_11_A8FF60_DejaVuSansMono">firewall-cmd --reload</text:span><text:line-break/><text:span text:style-name="tsCodeDyn_11_A8FF60_DejaVuSansMono"> </text:span><text:line-break/><text:span text:style-name="tsCodeDyn_11_A8FF60_DejaVuSansMono">firewall-cmd --zone=internal --list-helper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public --add-service=ftp</text:span></text:p>
              <text:p text:style-name="psCode"><text:span text:style-name="tsDiag"> </text:span></text:p>
              <text:p text:style-name="psCode"><text:span text:style-name="tsDiag">cat /usr/lib/firewalld/services/ftp.xml</text:span></text:p>
              <text:p text:style-name="psCode"><text:span text:style-name="tsDiag"> </text:span></text:p>
              <text:p text:style-name="psCode"><text:span text:style-name="tsDiag">firewall-cmd --get-helpers</text:span></text:p>
              <text:p text:style-name="psCode"><text:span text:style-name="tsDiag"> </text:span></text:p>
              <text:p text:style-name="psCode"><text:span text:style-name="tsDiag">firewall-cmd --info-helper=ftp</text:span></text:p>
              <text:p text:style-name="psCode"><text:span text:style-name="tsDiag"> </text:span></text:p>
              <text:p text:style-name="psCode"><text:span text:style-name="tsDiag">firewall-cmd --permanent --zone=internal --add-helper=ftp</text:span></text:p>
              <text:p text:style-name="psCode"><text:span text:style-name="tsDiag">firewall-cmd --reload</text:span></text:p>
              <text:p text:style-name="psCode"><text:span text:style-name="tsDiag"> </text:span></text:p>
              <text:p text:style-name="psCode"><text:span text:style-name="tsDiag">firewall-cmd --zone=internal --list-helpers</text:span></text:p>
            </draw:text-box>
          </draw:frame>
        </presentation:notes>
      </draw:page>
      <draw:page draw:style-name="dpNormal" draw:master-page-name="RHELDark">
        <draw:frame draw:style-name="gsFrame" svg:x="1cm" svg:y="0.4cm" svg:width="31.87cm" svg:height="2cm">
          <draw:text-box>
            <text:p text:style-name="psTitle"><text:span text:style-name="tsH1">10. Connection Tracking Helpers</text:span></text:p>
          </draw:text-box>
        </draw:frame>
        <draw:frame draw:style-name="gsFrame" svg:x="1cm" svg:y="2.8cm" svg:width="31.87cm" svg:height="15.8cm">
          <table:table table:name="mdtable">
            <table:table-column table:style-name="tcCol_140141252953728_892"/>
            <table:table-column table:style-name="tcCol_140141252953728_1148"/>
            <table:table-column table:style-name="tcCol_140141252953728_1148"/>
            <table:table-row>
              <table:table-cell table:style-name="tcsHeader">
                <text:p text:style-name="psCell"><text:span text:style-name="tsTh">Protocol</text:span></text:p>
              </table:table-cell>
              <table:table-cell table:style-name="tcsHeader">
                <text:p text:style-name="psCell"><text:span text:style-name="tsTh">Helper</text:span></text:p>
              </table:table-cell>
              <table:table-cell table:style-name="tcsHeader">
                <text:p text:style-name="psCell"><text:span text:style-name="tsTh">Why needed</text:span></text:p>
              </table:table-cell>
            </table:table-row>
            <table:table-row>
              <table:table-cell table:style-name="tcsRowA">
                <text:p text:style-name="psCell"><text:span text:style-name="tsTd">FTP (active/passive)</text:span></text:p>
              </table:table-cell>
              <table:table-cell table:style-name="tcsRowA">
                <text:p text:style-name="psCell"><text:span text:style-name="tsTd">ftp</text:span></text:p>
              </table:table-cell>
              <table:table-cell table:style-name="tcsRowA">
                <text:p text:style-name="psCell"><text:span text:style-name="tsTd">Data channel port negotiated dynamically</text:span></text:p>
              </table:table-cell>
            </table:table-row>
            <table:table-row>
              <table:table-cell table:style-name="tcsRowB">
                <text:p text:style-name="psCell"><text:span text:style-name="tsTd">SIP</text:span></text:p>
              </table:table-cell>
              <table:table-cell table:style-name="tcsRowB">
                <text:p text:style-name="psCell"><text:span text:style-name="tsTd">sip</text:span></text:p>
              </table:table-cell>
              <table:table-cell table:style-name="tcsRowB">
                <text:p text:style-name="psCell"><text:span text:style-name="tsTd">Voice/video RTP streams on negotiated ports</text:span></text:p>
              </table:table-cell>
            </table:table-row>
            <table:table-row>
              <table:table-cell table:style-name="tcsRowA">
                <text:p text:style-name="psCell"><text:span text:style-name="tsTd">TFTP</text:span></text:p>
              </table:table-cell>
              <table:table-cell table:style-name="tcsRowA">
                <text:p text:style-name="psCell"><text:span text:style-name="tsTd">tftp</text:span></text:p>
              </table:table-cell>
              <table:table-cell table:style-name="tcsRowA">
                <text:p text:style-name="psCell"><text:span text:style-name="tsTd">UDP data transfer on dynamic port</text:span></text:p>
              </table:table-cell>
            </table:table-row>
            <table:table-row>
              <table:table-cell table:style-name="tcsRowB">
                <text:p text:style-name="psCell"><text:span text:style-name="tsTd">H.323</text:span></text:p>
              </table:table-cell>
              <table:table-cell table:style-name="tcsRowB">
                <text:p text:style-name="psCell"><text:span text:style-name="tsTd">h323</text:span></text:p>
              </table:table-cell>
              <table:table-cell table:style-name="tcsRowB">
                <text:p text:style-name="psCell"><text:span text:style-name="tsTd">Video conferencing signalling</text:span></text:p>
              </table:table-cell>
            </table:table-row>
            <table:table-row>
              <table:table-cell table:style-name="tcsRowA">
                <text:p text:style-name="psCell"><text:span text:style-name="tsTd">PPTP</text:span></text:p>
              </table:table-cell>
              <table:table-cell table:style-name="tcsRowA">
                <text:p text:style-name="psCell"><text:span text:style-name="tsTd">pptp</text:span></text:p>
              </table:table-cell>
              <table:table-cell table:style-name="tcsRowA">
                <text:p text:style-name="psCell"><text:span text:style-name="tsTd">VPN control channel</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rotocol | Helper | Why needed</text:span></text:p>
              <text:p text:style-name="psCode"><text:span text:style-name="tsDiag">------------------------------------------------------------</text:span></text:p>
              <text:p text:style-name="psCode"><text:span text:style-name="tsDiag">FTP (active/passive) | ftp | Data channel port negotiated dynamically</text:span></text:p>
              <text:p text:style-name="psCode"><text:span text:style-name="tsDiag">SIP | sip | Voice/video RTP streams on negotiated ports</text:span></text:p>
              <text:p text:style-name="psCode"><text:span text:style-name="tsDiag">TFTP | tftp | UDP data transfer on dynamic port</text:span></text:p>
              <text:p text:style-name="psCode"><text:span text:style-name="tsDiag">H.323 | h323 | Video conferencing signalling</text:span></text:p>
              <text:p text:style-name="psCode"><text:span text:style-name="tsDiag">PPTP | pptp | VPN control channel</text:span></text:p>
            </draw:text-box>
          </draw:frame>
        </presentation:notes>
      </draw:page>
      <draw:page draw:style-name="dpLab" draw:master-page-name="RHELDark">
        <draw:frame draw:style-name="gsBanner" svg:x="0cm" svg:y="0cm" svg:width="33.87cm" svg:height="2.8cm">
          <draw:text-box>
            <text:p text:style-name="psTitle"><text:span text:style-name="tsH1Lab">🔧  Lab 4 — Custom Service for a Containerised App</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Deploy a simple web server container on node1, create a custom firewalld service definition for it, expose it correctly, and verify port-level access control — then show how the nftables rules look.</text:span></text:p>
            <text:p text:style-name="psBullet"><text:span text:style-name="tsLabStep">◆ Step 1 — Start node1 and open a shell</text:span></text:p>
            <text:p text:style-name="psBullet"><text:span text:style-name="tsLabStep">◆ Step 2 — Start a simple web server on non-standard ports</text:span></text:p>
            <text:p text:style-name="psBullet"><text:span text:style-name="tsLabStep">◆ Step 3 — Create the custom service definition</text:span></text:p>
            <text:p text:style-name="psBullet"><text:span text:style-name="tsLabStep">◆ Step 4 — Test without adding the service (should be blocked)</text:span></text:p>
            <text:p text:style-name="psBullet"><text:span text:style-name="tsLabStep">◆ Step 5 — Add only the public API port (8080)</text:span></text:p>
            <text:p text:style-name="psBullet"><text:span text:style-name="tsLabStep">◆ Step 6 — Verify admin port (9090) is still blocke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7 — Replace the raw port with the service definition</text:span></text:p>
              <text:p text:style-name="psCode"><text:span text:style-name="tsDiag">◆ Step 8 — Verify both ports are now accessible</text:span></text:p>
              <text:p text:style-name="psCode"><text:span text:style-name="tsDiag">◆ Step 9 — Inspect nftables rules</text:span></text:p>
              <text:p text:style-name="psCode"><text:span text:style-name="tsDiag">Expected output:</text:span></text:p>
              <text:p text:style-name="psCode"><text:span text:style-name="tsDiag">💡 💡 CONCEPT CHECK Notice that the nftables rule does not know about the labapp service name — it only knows about port numbers. The service name is a firewalld abstraction. nftables just sees ports. This is why nft list ruleset alone doesn't tell you the intent of a rule — you need firewall-cmd --list-all for that.</text:span></text:p>
              <text:p text:style-name="psCode"><text:span text:style-name="tsDiag">◆ Step 10 — Block ICMP ping in the public zone</text:span></text:p>
              <text:p text:style-name="psCode"><text:span text:style-name="tsDiag">◆ Step 11 — Clean up</text:span></text:p>
              <text:p text:style-name="psCode"><text:span text:style-name="tsDiag">◆ Summary</text:span></text:p>
              <text:p text:style-name="psCode"><text:span text:style-name="tsDiag">You learned:</text:span></text:p>
              <text:p text:style-name="psCode"><text:span text:style-name="tsDiag">→ Services are named bundles of ports — more readable and auditable than raw ports</text:span></text:p>
              <text:p text:style-name="psCode"><text:span text:style-name="tsDiag">→ Custom service XML files go in /etc/firewalld/services/</text:span></text:p>
              <text:p text:style-name="psCode"><text:span text:style-name="tsDiag">→ A service can include multiple ports, multiple protocols, and conntrack helpers</text:span></text:p>
              <text:p text:style-name="psCode"><text:span text:style-name="tsDiag">→ ICMP types can be individually blocked per zone</text:span></text:p>
              <text:p text:style-name="psCode"><text:span text:style-name="tsDiag">→ nftables rules only see port numbers — service names are a firewalld layer</text:span></text:p>
              <text:p text:style-name="psCode"><text:span text:style-name="tsDiag">Module 04 complete.</text:span></text:p>
              <text:p text:style-name="psCode"><text:span text:style-name="tsDiag">Continue to Module 05 — Policies and Inter-Zone Routing →</text:span></text:p>
              <text:p text:style-name="psCode"><text:span text:style-name="tsDiag">© 2026 Jaco Steyn — Licensed under CC BY-SA 4.0</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Deploy a simple web server container on node1, create a custom</text:span></text:p>
              <text:p text:style-name="psCode"><text:span text:style-name="tsDiag">firewalld service definition for it, expose it correctly, and verify port-level</text:span></text:p>
              <text:p text:style-name="psCode"><text:span text:style-name="tsDiag">access control — then show how the nftables rules look.</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 and open a shell</text:span></text:p>
              <text:p text:style-name="psCode"><text:span text:style-name="tsDiag"> </text:span></text:p>
              <text:p text:style-name="psCode"><text:span text:style-name="tsDiag">```bash</text:span></text:p>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Start a simple web server on non-standard ports</text:span></text:p>
              <text:p text:style-name="psCode"><text:span text:style-name="tsDiag"> </text:span></text:p>
              <text:p text:style-name="psCode"><text:span text:style-name="tsDiag">```bash</text:span></text:p>
              <text:p text:style-name="psCode"><text:span text:style-name="tsDiag"> </text:span></text:p>
              <text:p text:style-name="psCode"><text:span text:style-name="tsDiag">python3 -m http.server 8080 &amp;</text:span></text:p>
              <text:p text:style-name="psCode"><text:span text:style-name="tsDiag">python3 -m http.server 9090 &amp;</text:span></text:p>
              <text:p text:style-name="psCode"><text:span text:style-name="tsDiag"> </text:span></text:p>
              <text:p text:style-name="psCode"><text:span text:style-name="tsDiag">ss -tlnp | grep python</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Create the custom service definition</text:span></text:p>
              <text:p text:style-name="psCode"><text:span text:style-name="tsDiag"> </text:span></text:p>
              <text:p text:style-name="psCode"><text:span text:style-name="tsDiag">```bash</text:span></text:p>
              <text:p text:style-name="psCode"><text:span text:style-name="tsDiag"> </text:span></text:p>
              <text:p text:style-name="psCode"><text:span text:style-name="tsDiag">cat &gt; /etc/firewalld/services/labapp.xml &lt;&lt; 'EOF'</text:span></text:p>
              <text:p text:style-name="psCode"><text:span text:style-name="tsDiag">&lt;?xml version="1.0" encoding="utf-8"?&gt;</text:span></text:p>
              <text:p text:style-name="psCode"><text:span text:style-name="tsDiag">&lt;service&gt;</text:span></text:p>
              <text:p text:style-name="psCode"><text:span text:style-name="tsDiag">  &lt;short&gt;Lab Application&lt;/short&gt;</text:span></text:p>
              <text:p text:style-name="psCode"><text:span text:style-name="tsDiag">  &lt;description&gt;</text:span></text:p>
              <text:p text:style-name="psCode"><text:span text:style-name="tsDiag">    Lab demonstration application. Port 8080/tcp is the public API.</text:span></text:p>
              <text:p text:style-name="psCode"><text:span text:style-name="tsDiag">    Port 9090/tcp is the restricted admin interface.</text:span></text:p>
              <text:p text:style-name="psCode"><text:span text:style-name="tsDiag">  &lt;/description&gt;</text:span></text:p>
              <text:p text:style-name="psCode"><text:span text:style-name="tsDiag">  &lt;port protocol="tcp" port="8080"/&gt;</text:span></text:p>
              <text:p text:style-name="psCode"><text:span text:style-name="tsDiag">  &lt;port protocol="tcp" port="9090"/&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labap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Test without adding the service (should be blocked)</text:span></text:p>
              <text:p text:style-name="psCode"><text:span text:style-name="tsDiag"> </text:span></text:p>
              <text:p text:style-name="psCode"><text:span text:style-name="tsDiag">```bash</text:span></text:p>
              <text:p text:style-name="psCode"><text:span text:style-name="tsDiag"> </text:span></text:p>
              <text:p text:style-name="psCode"><text:span text:style-name="tsDiag">curl -m 3 http://172.20.1.10:808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Add only the public API port (8080)</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add-port=8080/tcp</text:span></text:p>
              <text:p text:style-name="psCode"><text:span text:style-name="tsDiag"> </text:span></text:p>
              <text:p text:style-name="psCode"><text:span text:style-name="tsDiag">firewall-cmd --list-ports --zone=public</text:span></text:p>
              <text:p text:style-name="psCode"><text:span text:style-name="tsDiag">```</text:span></text:p>
              <text:p text:style-name="psCode"><text:span text:style-name="tsDiag"> </text:span></text:p>
              <text:p text:style-name="psCode"><text:span text:style-name="tsDiag">```bash</text:span></text:p>
              <text:p text:style-name="psCode"><text:span text:style-name="tsDiag">curl -m 3 http://172.20.1.10:808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Verify admin port (9090) is still blocked</text:span></text:p>
              <text:p text:style-name="psCode"><text:span text:style-name="tsDiag"> </text:span></text:p>
              <text:p text:style-name="psCode"><text:span text:style-name="tsDiag">```bash</text:span></text:p>
              <text:p text:style-name="psCode"><text:span text:style-name="tsDiag">curl -m 3 http://172.20.1.10:909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Replace the raw port with the service definition</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remove-port=8080/tcp</text:span></text:p>
              <text:p text:style-name="psCode"><text:span text:style-name="tsDiag"> </text:span></text:p>
              <text:p text:style-name="psCode"><text:span text:style-name="tsDiag">firewall-cmd --zone=public --add-service=labapp</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Verify both ports are now accessible</text:span></text:p>
              <text:p text:style-name="psCode"><text:span text:style-name="tsDiag"> </text:span></text:p>
              <text:p text:style-name="psCode"><text:span text:style-name="tsDiag">```bash</text:span></text:p>
              <text:p text:style-name="psCode"><text:span text:style-name="tsDiag">curl -m 3 http://172.20.1.10:8080/</text:span></text:p>
              <text:p text:style-name="psCode"><text:span text:style-name="tsDiag"> </text:span></text:p>
              <text:p text:style-name="psCode"><text:span text:style-name="tsDiag">curl -m 3 http://172.20.1.10:909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Inspect nftables ru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chain inet firewalld filter_IN_public | grep -E "8080|9090"</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tcp dport 8080 accept</text:span></text:p>
              <text:p text:style-name="psCode"><text:span text:style-name="tsDiag">tcp dport 9090 accept</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Notice that the nftables rule does not know about the `labapp` service name —</text:span></text:p>
              <text:p text:style-name="psCode"><text:span text:style-name="tsDiag">&gt; it only knows about port numbers. The service name is a firewalld abstraction.</text:span></text:p>
              <text:p text:style-name="psCode"><text:span text:style-name="tsDiag">&gt; nftables just sees ports. This is why `nft list ruleset` alone doesn't tell</text:span></text:p>
              <text:p text:style-name="psCode"><text:span text:style-name="tsDiag">&gt; you the *intent* of a rule — you need `firewall-cmd --list-all` for that.</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Block ICMP ping in the public zone</text:span></text:p>
              <text:p text:style-name="psCode"><text:span text:style-name="tsDiag"> </text:span></text:p>
              <text:p text:style-name="psCode"><text:span text:style-name="tsDiag">```bash</text:span></text:p>
              <text:p text:style-name="psCode"><text:span text:style-name="tsDiag"> </text:span></text:p>
              <text:p text:style-name="psCode"><text:span text:style-name="tsDiag">ping -c 2 172.20.1.10</text:span></text:p>
              <text:p text:style-name="psCode"><text:span text:style-name="tsDiag"> </text:span></text:p>
              <text:p text:style-name="psCode"><text:span text:style-name="tsDiag">firewall-cmd --zone=public --add-icmp-block=echo-request</text:span></text:p>
              <text:p text:style-name="psCode"><text:span text:style-name="tsDiag"> </text:span></text:p>
              <text:p text:style-name="psCode"><text:span text:style-name="tsDiag"> </text:span></text:p>
              <text:p text:style-name="psCode"><text:span text:style-name="tsDiag">firewall-cmd --list-icmp-blocks --zone=public</text:span></text:p>
              <text:p text:style-name="psCode"><text:span text:style-name="tsDiag"> </text:span></text:p>
              <text:p text:style-name="psCode"><text:span text:style-name="tsDiag">nft list chain inet firewalld filter_IN_public | grep icmp</text:span></text:p>
              <text:p text:style-name="psCode"><text:span text:style-name="tsDiag"> </text:span></text:p>
              <text:p text:style-name="psCode"><text:span text:style-name="tsDiag">firewall-cmd --zone=public --remove-icmp-block=echo-reque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11 — Clean up</text:span></text:p>
              <text:p text:style-name="psCode"><text:span text:style-name="tsDiag"> </text:span></text:p>
              <text:p text:style-name="psCode"><text:span text:style-name="tsDiag">```bash</text:span></text:p>
              <text:p text:style-name="psCode"><text:span text:style-name="tsDiag">firewall-cmd --zone=public --remove-service=labapp</text:span></text:p>
              <text:p text:style-name="psCode"><text:span text:style-name="tsDiag">kill $(pgrep -f "python3 -m http.server") 2&gt;/dev/null</text:span></text:p>
              <text:p text:style-name="psCode"><text:span text:style-name="tsDiag">rm /etc/firewalld/services/labapp.xml</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You learned:</text:span></text:p>
              <text:p text:style-name="psCode"><text:span text:style-name="tsDiag"> </text:span></text:p>
              <text:p text:style-name="psCode"><text:span text:style-name="tsDiag">1. Services are named bundles of ports — more readable and auditable than raw ports</text:span></text:p>
              <text:p text:style-name="psCode"><text:span text:style-name="tsDiag">2. Custom service XML files go in `/etc/firewalld/services/`</text:span></text:p>
              <text:p text:style-name="psCode"><text:span text:style-name="tsDiag">3. A service can include multiple ports, multiple protocols, and conntrack helpers</text:span></text:p>
              <text:p text:style-name="psCode"><text:span text:style-name="tsDiag">4. ICMP types can be individually blocked per zone</text:span></text:p>
              <text:p text:style-name="psCode"><text:span text:style-name="tsDiag">5. nftables rules only see port numbers — service names are a firewalld layer</text:span></text:p>
              <text:p text:style-name="psCode"><text:span text:style-name="tsDiag"> </text:span></text:p>
              <text:p text:style-name="psCode"><text:span text:style-name="tsDiag">---</text:span></text:p>
              <text:p text:style-name="psCode"><text:span text:style-name="tsDiag"> </text:span></text:p>
              <text:p text:style-name="psCode"><text:span text:style-name="tsDiag">*Module 04 complete.*</text:span></text:p>
              <text:p text:style-name="psCode"><text:span text:style-name="tsDiag"> </text:span></text:p>
              <text:p text:style-name="psCode"><text:span text:style-name="tsDiag">**Continue to [Module 05 — Policies and Inter-Zone Routing →](./05-policies-and-inter-zone-routing.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4.5cm">
          <draw:text-box>
            <text:p text:style-name="psCode"><text:span text:style-name="tsCodeDyn_11_A8FF60_DejaVuSansMono">podman exec -it node1 bash || (</text:span><text:line-break/><text:span text:style-name="tsCodeDyn_11_A8FF60_DejaVuSansMono">  podman start node1 2&gt;/dev/null || \</text:span><text:line-break/><text:span text:style-name="tsCodeDyn_11_A8FF60_DejaVuSansMono">  podman run -d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sleep 5</text:span><text:line-break/><text:span text:style-name="tsCodeDyn_11_A8FF60_DejaVuSansMono">  podman exec -it node1 bash</text:span><text:line-break/><text:span text:style-name="tsCodeDyn_11_A8FF60_DejaVuSansMono">)</text:span><text:line-break/><text:span text:style-name="tsCodeDyn_11_A8FF60_DejaVuSansMono"> </text:span><text:line-break/><text:span text:style-name="tsCodeDyn_11_A8FF60_DejaVuSansMono"> </text:span><text:line-break/><text:span text:style-name="tsCodeDyn_11_A8FF60_DejaVuSansMono">python3 -m http.server 8080 &amp;</text:span><text:line-break/><text:span text:style-name="tsCodeDyn_11_A8FF60_DejaVuSansMono">python3 -m http.server 9090 &amp;</text:span><text:line-break/><text:span text:style-name="tsCodeDyn_11_A8FF60_DejaVuSansMono"> </text:span><text:line-break/><text:span text:style-name="tsCodeDyn_11_A8FF60_DejaVuSansMono">ss -tlnp | grep pyth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 </text:span></text:p>
              <text:p text:style-name="psCode"><text:span text:style-name="tsDiag"> </text:span></text:p>
              <text:p text:style-name="psCode"><text:span text:style-name="tsDiag">python3 -m http.server 8080 &amp;</text:span></text:p>
              <text:p text:style-name="psCode"><text:span text:style-name="tsDiag">python3 -m http.server 9090 &amp;</text:span></text:p>
              <text:p text:style-name="psCode"><text:span text:style-name="tsDiag"> </text:span></text:p>
              <text:p text:style-name="psCode"><text:span text:style-name="tsDiag">ss -tlnp | grep python</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cat &gt; /etc/firewalld/services/labapp.xml &lt;&lt; 'EOF'</text:span><text:line-break/><text:span text:style-name="tsCodeDyn_11_A8FF60_DejaVuSansMono">&lt;?xml version="1.0" encoding="utf-8"?&gt;</text:span><text:line-break/><text:span text:style-name="tsCodeDyn_11_A8FF60_DejaVuSansMono">&lt;service&gt;</text:span><text:line-break/><text:span text:style-name="tsCodeDyn_11_A8FF60_DejaVuSansMono">  &lt;short&gt;Lab Application&lt;/short&gt;</text:span><text:line-break/><text:span text:style-name="tsCodeDyn_11_A8FF60_DejaVuSansMono">  &lt;description&gt;</text:span><text:line-break/><text:span text:style-name="tsCodeDyn_11_A8FF60_DejaVuSansMono">    Lab demonstration application. Port 8080/tcp is the public API.</text:span><text:line-break/><text:span text:style-name="tsCodeDyn_11_A8FF60_DejaVuSansMono">    Port 9090/tcp is the restricted admin interface.</text:span><text:line-break/><text:span text:style-name="tsCodeDyn_11_A8FF60_DejaVuSansMono">  &lt;/description&gt;</text:span><text:line-break/><text:span text:style-name="tsCodeDyn_11_A8FF60_DejaVuSansMono">  &lt;port protocol="tcp" port="8080"/&gt;</text:span><text:line-break/><text:span text:style-name="tsCodeDyn_11_A8FF60_DejaVuSansMono">  &lt;port protocol="tcp" port="9090"/&gt;</text:span><text:line-break/><text:span text:style-name="tsCodeDyn_11_A8FF60_DejaVuSansMono">&lt;/service&gt;</text:span><text:line-break/><text:span text:style-name="tsCodeDyn_11_A8FF60_DejaVuSansMono">EO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service=labapp</text:span><text:line-break/><text:span text:style-name="tsCodeDyn_11_A8FF60_DejaVuSansMono"> </text:span><text:line-break/><text:span text:style-name="tsCodeDyn_11_A8FF60_DejaVuSansMono"> </text:span><text:line-break/><text:span text:style-name="tsCodeDyn_11_A8FF60_DejaVuSansMono">curl -m 3 http://172.20.1.10:8080/</text:span><text:line-break/><text:span text:style-name="tsCodeDyn_11_A8FF60_DejaVuSansMono"> </text:span><text:line-break/><text:span text:style-name="tsCodeDyn_11_A8FF60_DejaVuSansMono"> </text:span><text:line-break/><text:span text:style-name="tsCodeDyn_11_A8FF60_DejaVuSansMono">firewall-cmd --zone=public --add-port=8080/tcp</text:span><text:line-break/><text:span text:style-name="tsCodeDyn_11_A8FF60_DejaVuSansMono"> </text:span><text:line-break/><text:span text:style-name="tsCodeDyn_11_A8FF60_DejaVuSansMono">firewall-cmd --list-ports --zone=public</text:span><text:line-break/><text:span text:style-name="tsCodeDyn_11_A8FF60_DejaVuSansMono"> </text:span><text:line-break/><text:span text:style-name="tsCodeDyn_11_A8FF60_DejaVuSansMono">curl -m 3 http://172.20.1.10:808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cat &gt; /etc/firewalld/services/labapp.xml &lt;&lt; 'EOF'</text:span></text:p>
              <text:p text:style-name="psCode"><text:span text:style-name="tsDiag">&lt;?xml version="1.0" encoding="utf-8"?&gt;</text:span></text:p>
              <text:p text:style-name="psCode"><text:span text:style-name="tsDiag">&lt;service&gt;</text:span></text:p>
              <text:p text:style-name="psCode"><text:span text:style-name="tsDiag">  &lt;short&gt;Lab Application&lt;/short&gt;</text:span></text:p>
              <text:p text:style-name="psCode"><text:span text:style-name="tsDiag">  &lt;description&gt;</text:span></text:p>
              <text:p text:style-name="psCode"><text:span text:style-name="tsDiag">    Lab demonstration application. Port 8080/tcp is the public API.</text:span></text:p>
              <text:p text:style-name="psCode"><text:span text:style-name="tsDiag">    Port 9090/tcp is the restricted admin interface.</text:span></text:p>
              <text:p text:style-name="psCode"><text:span text:style-name="tsDiag">  &lt;/description&gt;</text:span></text:p>
              <text:p text:style-name="psCode"><text:span text:style-name="tsDiag">  &lt;port protocol="tcp" port="8080"/&gt;</text:span></text:p>
              <text:p text:style-name="psCode"><text:span text:style-name="tsDiag">  &lt;port protocol="tcp" port="9090"/&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labapp</text:span></text:p>
              <text:p text:style-name="psCode"><text:span text:style-name="tsDiag"> </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 </text:span></text:p>
              <text:p text:style-name="psCode"><text:span text:style-name="tsDiag">firewall-cmd --zone=public --add-port=8080/tc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curl -m 3 http://172.20.1.10:909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 (cont. 2)</text:span></text:p>
          </draw:text-box>
        </draw:frame>
        <draw:frame draw:style-name="gsCode" svg:x="1cm" svg:y="3.3cm" svg:width="31.87cm" svg:height="14.5cm">
          <draw:text-box>
            <text:p text:style-name="psCode"><text:span text:style-name="tsCodeDyn_11_A8FF60_DejaVuSansMono">curl -m 3 http://172.20.1.10:909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cat &gt; /etc/firewalld/services/labapp.xml &lt;&lt; 'EOF'</text:span></text:p>
              <text:p text:style-name="psCode"><text:span text:style-name="tsDiag">&lt;?xml version="1.0" encoding="utf-8"?&gt;</text:span></text:p>
              <text:p text:style-name="psCode"><text:span text:style-name="tsDiag">&lt;service&gt;</text:span></text:p>
              <text:p text:style-name="psCode"><text:span text:style-name="tsDiag">  &lt;short&gt;Lab Application&lt;/short&gt;</text:span></text:p>
              <text:p text:style-name="psCode"><text:span text:style-name="tsDiag">  &lt;description&gt;</text:span></text:p>
              <text:p text:style-name="psCode"><text:span text:style-name="tsDiag">    Lab demonstration application. Port 8080/tcp is the public API.</text:span></text:p>
              <text:p text:style-name="psCode"><text:span text:style-name="tsDiag">    Port 9090/tcp is the restricted admin interface.</text:span></text:p>
              <text:p text:style-name="psCode"><text:span text:style-name="tsDiag">  &lt;/description&gt;</text:span></text:p>
              <text:p text:style-name="psCode"><text:span text:style-name="tsDiag">  &lt;port protocol="tcp" port="8080"/&gt;</text:span></text:p>
              <text:p text:style-name="psCode"><text:span text:style-name="tsDiag">  &lt;port protocol="tcp" port="9090"/&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labapp</text:span></text:p>
              <text:p text:style-name="psCode"><text:span text:style-name="tsDiag"> </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 </text:span></text:p>
              <text:p text:style-name="psCode"><text:span text:style-name="tsDiag">firewall-cmd --zone=public --add-port=8080/tc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curl -m 3 http://172.20.1.10:909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zone=public --remove-port=8080/tcp</text:span><text:line-break/><text:span text:style-name="tsCodeDyn_11_A8FF60_DejaVuSansMono"> </text:span><text:line-break/><text:span text:style-name="tsCodeDyn_11_A8FF60_DejaVuSansMono">firewall-cmd --zone=public --add-service=labapp</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curl -m 3 http://172.20.1.10:8080/</text:span><text:line-break/><text:span text:style-name="tsCodeDyn_11_A8FF60_DejaVuSansMono"> </text:span><text:line-break/><text:span text:style-name="tsCodeDyn_11_A8FF60_DejaVuSansMono">curl -m 3 http://172.20.1.10:9090/</text:span><text:line-break/><text:span text:style-name="tsCodeDyn_11_A8FF60_DejaVuSansMono"> </text:span><text:line-break/><text:span text:style-name="tsCodeDyn_11_A8FF60_DejaVuSansMono"> </text:span><text:line-break/><text:span text:style-name="tsCodeDyn_11_A8FF60_DejaVuSansMono">nft list chain inet firewalld filter_IN_public | grep -E "8080|909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zone=public --remove-port=8080/tcp</text:span></text:p>
              <text:p text:style-name="psCode"><text:span text:style-name="tsDiag"> </text:span></text:p>
              <text:p text:style-name="psCode"><text:span text:style-name="tsDiag">firewall-cmd --zone=public --add-service=labapp</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curl -m 3 http://172.20.1.10:9090/</text:span></text:p>
              <text:p text:style-name="psCode"><text:span text:style-name="tsDiag"> </text:span></text:p>
              <text:p text:style-name="psCode"><text:span text:style-name="tsDiag"> </text:span></text:p>
              <text:p text:style-name="psCode"><text:span text:style-name="tsDiag">nft list chain inet firewalld filter_IN_public | grep -E "8080|909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Code</text:span></text:p>
          </draw:text-box>
        </draw:frame>
        <draw:frame draw:style-name="gsCode" svg:x="1cm" svg:y="3.3cm" svg:width="31.87cm" svg:height="14.5cm">
          <draw:text-box>
            <text:p text:style-name="psCode"><text:span text:style-name="tsCodeDyn_11_A8FF60_DejaVuSansMono">tcp dport 8080 accept</text:span><text:line-break/><text:span text:style-name="tsCodeDyn_11_A8FF60_DejaVuSansMono">tcp dport 9090 accep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cp dport 8080 accept</text:span></text:p>
              <text:p text:style-name="psCode"><text:span text:style-name="tsDiag">tcp dport 9090 accept</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ping -c 2 172.20.1.10</text:span><text:line-break/><text:span text:style-name="tsCodeDyn_11_A8FF60_DejaVuSansMono"> </text:span><text:line-break/><text:span text:style-name="tsCodeDyn_11_A8FF60_DejaVuSansMono">firewall-cmd --zone=public --add-icmp-block=echo-request</text:span><text:line-break/><text:span text:style-name="tsCodeDyn_11_A8FF60_DejaVuSansMono"> </text:span><text:line-break/><text:span text:style-name="tsCodeDyn_11_A8FF60_DejaVuSansMono"> </text:span><text:line-break/><text:span text:style-name="tsCodeDyn_11_A8FF60_DejaVuSansMono">firewall-cmd --list-icmp-blocks --zone=public</text:span><text:line-break/><text:span text:style-name="tsCodeDyn_11_A8FF60_DejaVuSansMono"> </text:span><text:line-break/><text:span text:style-name="tsCodeDyn_11_A8FF60_DejaVuSansMono">nft list chain inet firewalld filter_IN_public | grep icmp</text:span><text:line-break/><text:span text:style-name="tsCodeDyn_11_A8FF60_DejaVuSansMono"> </text:span><text:line-break/><text:span text:style-name="tsCodeDyn_11_A8FF60_DejaVuSansMono">firewall-cmd --zone=public --remove-icmp-block=echo-request</text:span><text:line-break/><text:span text:style-name="tsCodeDyn_11_A8FF60_DejaVuSansMono"> </text:span><text:line-break/><text:span text:style-name="tsCodeDyn_11_A8FF60_DejaVuSansMono">firewall-cmd --zone=public --remove-service=labapp</text:span><text:line-break/><text:span text:style-name="tsCodeDyn_11_A8FF60_DejaVuSansMono">kill $(pgrep -f "python3 -m http.server") 2&gt;/dev/null</text:span><text:line-break/><text:span text:style-name="tsCodeDyn_11_A8FF60_DejaVuSansMono">rm /etc/firewalld/services/labapp.xml</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ping -c 2 172.20.1.10</text:span></text:p>
              <text:p text:style-name="psCode"><text:span text:style-name="tsDiag"> </text:span></text:p>
              <text:p text:style-name="psCode"><text:span text:style-name="tsDiag">firewall-cmd --zone=public --add-icmp-block=echo-request</text:span></text:p>
              <text:p text:style-name="psCode"><text:span text:style-name="tsDiag"> </text:span></text:p>
              <text:p text:style-name="psCode"><text:span text:style-name="tsDiag"> </text:span></text:p>
              <text:p text:style-name="psCode"><text:span text:style-name="tsDiag">firewall-cmd --list-icmp-blocks --zone=public</text:span></text:p>
              <text:p text:style-name="psCode"><text:span text:style-name="tsDiag"> </text:span></text:p>
              <text:p text:style-name="psCode"><text:span text:style-name="tsDiag">nft list chain inet firewalld filter_IN_public | grep icmp</text:span></text:p>
              <text:p text:style-name="psCode"><text:span text:style-name="tsDiag"> </text:span></text:p>
              <text:p text:style-name="psCode"><text:span text:style-name="tsDiag">firewall-cmd --zone=public --remove-icmp-block=echo-request</text:span></text:p>
              <text:p text:style-name="psCode"><text:span text:style-name="tsDiag"> </text:span></text:p>
              <text:p text:style-name="psCode"><text:span text:style-name="tsDiag">firewall-cmd --zone=public --remove-service=labapp</text:span></text:p>
              <text:p text:style-name="psCode"><text:span text:style-name="tsDiag">kill $(pgrep -f "python3 -m http.server") 2&gt;/dev/null</text:span></text:p>
              <text:p text:style-name="psCode"><text:span text:style-name="tsDiag">rm /etc/firewalld/services/labapp.xml</text:span></text:p>
              <text:p text:style-name="psCode"><text:span text:style-name="tsDiag">firewall-cmd --reload</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